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57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3.2626in"/>
    </style:style>
    <style:style style:name="co6" style:family="table-column">
      <style:table-column-properties fo:break-before="auto" style:column-width="3.1661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0.5283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2.3516in"/>
    </style:style>
    <style:style style:name="co17" style:family="table-column">
      <style:table-column-properties fo:break-before="auto" style:column-width="3.275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611in"/>
    </style:style>
    <style:style style:name="co20" style:family="table-column">
      <style:table-column-properties fo:break-before="auto" style:column-width="3.6161in"/>
    </style:style>
    <style:style style:name="co21" style:family="table-column">
      <style:table-column-properties fo:break-before="auto" style:column-width="0.6827in"/>
    </style:style>
    <style:style style:name="co22" style:family="table-column">
      <style:table-column-properties fo:break-before="auto" style:column-width="1.311in"/>
    </style:style>
    <style:style style:name="co23" style:family="table-column">
      <style:table-column-properties fo:break-before="auto" style:column-width="3.3728in"/>
    </style:style>
    <style:style style:name="co24" style:family="table-column">
      <style:table-column-properties fo:break-before="auto" style:column-width="0.7571in"/>
    </style:style>
    <style:style style:name="co25" style:family="table-column">
      <style:table-column-properties fo:break-before="auto" style:column-width="1.7693in"/>
    </style:style>
    <style:style style:name="co26" style:family="table-column">
      <style:table-column-properties fo:break-before="auto" style:column-width="5.4055in"/>
    </style:style>
    <style:style style:name="co27" style:family="table-column">
      <style:table-column-properties fo:break-before="auto" style:column-width="0.6882in"/>
    </style:style>
    <style:style style:name="co28" style:family="table-column">
      <style:table-column-properties fo:break-before="auto" style:column-width="1.6598in"/>
    </style:style>
    <style:style style:name="co29" style:family="table-column">
      <style:table-column-properties fo:break-before="auto" style:column-width="3.4819in"/>
    </style:style>
    <style:style style:name="co30" style:family="table-column">
      <style:table-column-properties fo:break-before="auto" style:column-width="1.8272in"/>
    </style:style>
    <style:style style:name="co31" style:family="table-column">
      <style:table-column-properties fo:break-before="auto" style:column-width="1.8402in"/>
    </style:style>
    <style:style style:name="co32" style:family="table-column">
      <style:table-column-properties fo:break-before="auto" style:column-width="3.3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6" style:family="table-cell" style:parent-style-name="Default" style:data-style-name="N70"/>
    <style:style style:name="ce27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 style:data-style-name="N73"/>
    <style:style style:name="ce30" style:family="table-cell" style:parent-style-name="Default" style:data-style-name="N73">
      <style:table-cell-properties fo:background-color="#81d41a"/>
    </style:style>
    <style:style style:name="ce31" style:family="table-cell" style:parent-style-name="Default" style:data-style-name="N7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LOITER ETH HISTORY 0x704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Txhash</text:p>
          </table:table-cell>
          <table:table-cell office:value-type="string" calcext:value-type="string">
            <text:p>Blockno</text:p>
          </table:table-cell>
          <table:table-cell office:value-type="string" calcext:value-type="string">
            <text:p>UnixTimestamp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tractAddress</text:p>
          </table:table-cell>
          <table:table-cell office:value-type="string" calcext:value-type="string">
            <text:p>Value_IN(ETH)</text:p>
          </table:table-cell>
          <table:table-cell office:value-type="string" calcext:value-type="string">
            <text:p>Value_OUT(ETH)</text:p>
          </table:table-cell>
          <table:table-cell office:value-type="string" calcext:value-type="string">
            <text:p>CurrentValue @ $1212.51/Eth</text:p>
          </table:table-cell>
          <table:table-cell office:value-type="string" calcext:value-type="string">
            <text:p>TxnFee(ETH)</text:p>
          </table:table-cell>
          <table:table-cell office:value-type="string" calcext:value-type="string">
            <text:p>TxnFee(USD)</text:p>
          </table:table-cell>
          <table:table-cell office:value-type="string" calcext:value-type="string">
            <text:p>Historical $Price/Et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rC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levant Block</text:p>
          </table:table-cell>
        </table:table-row>
        <table:table-row table:style-name="ro1">
          <table:table-cell office:value-type="string" calcext:value-type="string">
            <text:p>0x58e5c16dfa5e38e015742242fec23f9e5e27a0509cf5e165789122797d1ad770</text:p>
          </table:table-cell>
          <table:table-cell office:value-type="float" office:value="16196546" calcext:value-type="float">
            <text:p>16196546</text:p>
          </table:table-cell>
          <table:table-cell office:value-type="float" office:value="1671185111" calcext:value-type="float">
            <text:p>1671185111</text:p>
          </table:table-cell>
          <table:table-cell office:value-type="string" calcext:value-type="string">
            <text:p>2022-12-16 10:05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42720d442ec295c921fb1de011fc25abbc2168d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0.00035026622169" calcext:value-type="float">
            <text:p>0.00035026622169</text:p>
          </table:table-cell>
          <table:table-cell office:value-type="float" office:value="0.424701296461342" calcext:value-type="float">
            <text:p>0.42470129646134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Transfer</text:p>
          </table:table-cell>
          <table:table-cell table:formula="of:=IF([.E2]=&quot;0x7047912c295cd54d6617b5d0d6d8b324a11c91db&quot;;[.F2];[.E2])" office:value-type="string" office:string-value="0x42720d442ec295c921fb1de011fc25abbc2168df" calcext:value-type="string">
            <text:p>0x42720d442ec295c921fb1de011fc25abbc2168df</text:p>
          </table:table-cell>
          <table:table-cell table:formula="of:=IFERROR(VLOOKUP([.Q2];address_lut;2;0);&quot;Other&quot;)" office:value-type="string" office:string-value="Other" calcext:value-type="string">
            <text:p>Other</text:p>
          </table:table-cell>
          <table:table-cell table:formula="of:=IF([.R2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fdfe65adcc6222042879e8abb0ad295ebb6dfe6cb9e2fb64efee7c3bc9b77fe</text:p>
          </table:table-cell>
          <table:table-cell office:value-type="float" office:value="16196668" calcext:value-type="float">
            <text:p>16196668</text:p>
          </table:table-cell>
          <table:table-cell office:value-type="float" office:value="1671186587" calcext:value-type="float">
            <text:p>1671186587</text:p>
          </table:table-cell>
          <table:table-cell office:value-type="string" calcext:value-type="string">
            <text:p>2022-12-16 10:29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88701185100417" calcext:value-type="float">
            <text:p>0.00488701185100417</text:p>
          </table:table-cell>
          <table:table-cell office:value-type="float" office:value="5.92555073946107" calcext:value-type="float">
            <text:p>5.9255507394610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3]=&quot;0x7047912c295cd54d6617b5d0d6d8b324a11c91db&quot;;[.F3];[.E3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3];address_lut;2;0);&quot;Other&quot;)" office:value-type="string" office:string-value="Other" calcext:value-type="string">
            <text:p>Other</text:p>
          </table:table-cell>
          <table:table-cell table:formula="of:=IF([.R3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d1d317b44b70a25e52715ef7bff3a4793bc68f1edac1a428466ff6ef23a418c</text:p>
          </table:table-cell>
          <table:table-cell office:value-type="float" office:value="16197002" calcext:value-type="float">
            <text:p>16197002</text:p>
          </table:table-cell>
          <table:table-cell office:value-type="float" office:value="1671190595" calcext:value-type="float">
            <text:p>1671190595</text:p>
          </table:table-cell>
          <table:table-cell office:value-type="string" calcext:value-type="string">
            <text:p>2022-12-16 11:36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51027897818923" calcext:value-type="float">
            <text:p>0.00451027897818923</text:p>
          </table:table-cell>
          <table:table-cell office:value-type="float" office:value="5.46875836384422" calcext:value-type="float">
            <text:p>5.4687583638442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4]=&quot;0x7047912c295cd54d6617b5d0d6d8b324a11c91db&quot;;[.F4];[.E4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4];address_lut;2;0);&quot;Other&quot;)" office:value-type="string" office:string-value="Other" calcext:value-type="string">
            <text:p>Other</text:p>
          </table:table-cell>
          <table:table-cell table:formula="of:=IF([.R4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fa904cd803bf3a361c432d9b26eb126023c8ac2edce99ffe84d76becc55f6d2</text:p>
          </table:table-cell>
          <table:table-cell office:value-type="float" office:value="16197034" calcext:value-type="float">
            <text:p>16197034</text:p>
          </table:table-cell>
          <table:table-cell office:value-type="float" office:value="1671190991" calcext:value-type="float">
            <text:p>1671190991</text:p>
          </table:table-cell>
          <table:table-cell office:value-type="string" calcext:value-type="string">
            <text:p>2022-12-16 11:43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39232927029415" calcext:value-type="float">
            <text:p>0.00439232927029415</text:p>
          </table:table-cell>
          <table:table-cell office:value-type="float" office:value="5.32574316352436" calcext:value-type="float">
            <text:p>5.3257431635243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5]=&quot;0x7047912c295cd54d6617b5d0d6d8b324a11c91db&quot;;[.F5];[.E5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5];address_lut;2;0);&quot;Other&quot;)" office:value-type="string" office:string-value="Other" calcext:value-type="string">
            <text:p>Other</text:p>
          </table:table-cell>
          <table:table-cell table:formula="of:=IF([.R5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5416165984030fefbcd8f077236780019168e42c5f29f52ef30e8f6c8a5b226</text:p>
          </table:table-cell>
          <table:table-cell office:value-type="float" office:value="16197109" calcext:value-type="float">
            <text:p>16197109</text:p>
          </table:table-cell>
          <table:table-cell office:value-type="float" office:value="1671191915" calcext:value-type="float">
            <text:p>1671191915</text:p>
          </table:table-cell>
          <table:table-cell office:value-type="string" calcext:value-type="string">
            <text:p>2022-12-16 11:58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26030613844688" calcext:value-type="float">
            <text:p>0.00426030613844688</text:p>
          </table:table-cell>
          <table:table-cell office:value-type="float" office:value="5.16566379592823" calcext:value-type="float">
            <text:p>5.16566379592823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6]=&quot;0x7047912c295cd54d6617b5d0d6d8b324a11c91db&quot;;[.F6];[.E6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6];address_lut;2;0);&quot;Other&quot;)" office:value-type="string" office:string-value="Other" calcext:value-type="string">
            <text:p>Other</text:p>
          </table:table-cell>
          <table:table-cell table:formula="of:=IF([.R6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15fe5bec15553264f9952c8d7361b7fddc851150c05e911e22693cd7ac8381b</text:p>
          </table:table-cell>
          <table:table-cell office:value-type="float" office:value="16197117" calcext:value-type="float">
            <text:p>16197117</text:p>
          </table:table-cell>
          <table:table-cell office:value-type="float" office:value="1671192011" calcext:value-type="float">
            <text:p>1671192011</text:p>
          </table:table-cell>
          <table:table-cell office:value-type="string" calcext:value-type="string">
            <text:p>2022-12-16 12:00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85698054042164" calcext:value-type="float">
            <text:p>0.00285698054042164</text:p>
          </table:table-cell>
          <table:table-cell office:value-type="float" office:value="3.46411747506664" calcext:value-type="float">
            <text:p>3.4641174750666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7]=&quot;0x7047912c295cd54d6617b5d0d6d8b324a11c91db&quot;;[.F7];[.E7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7];address_lut;2;0);&quot;Other&quot;)" office:value-type="string" office:string-value="Other" calcext:value-type="string">
            <text:p>Other</text:p>
          </table:table-cell>
          <table:table-cell table:formula="of:=IF([.R7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c2e7a1743018868b6e839221b8fb70ed52c171361837ee2421c8ee70d2e8b2</text:p>
          </table:table-cell>
          <table:table-cell office:value-type="float" office:value="16197148" calcext:value-type="float">
            <text:p>16197148</text:p>
          </table:table-cell>
          <table:table-cell office:value-type="float" office:value="1671192383" calcext:value-type="float">
            <text:p>1671192383</text:p>
          </table:table-cell>
          <table:table-cell office:value-type="string" calcext:value-type="string">
            <text:p>2022-12-16 12:06:23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66040417265809" calcext:value-type="float">
            <text:p>0.00566040417265809</text:p>
          </table:table-cell>
          <table:table-cell office:value-type="float" office:value="6.86329666338966" calcext:value-type="float">
            <text:p>6.8632966633896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8]=&quot;0x7047912c295cd54d6617b5d0d6d8b324a11c91db&quot;;[.F8];[.E8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8];address_lut;2;0);&quot;Other&quot;)" office:value-type="string" office:string-value="Other" calcext:value-type="string">
            <text:p>Other</text:p>
          </table:table-cell>
          <table:table-cell table:formula="of:=IF([.R8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4bc7278c2c59c62f16bd0614c719bc0722fc71739c906e327934d275eeba5f1</text:p>
          </table:table-cell>
          <table:table-cell office:value-type="float" office:value="16197176" calcext:value-type="float">
            <text:p>16197176</text:p>
          </table:table-cell>
          <table:table-cell office:value-type="float" office:value="1671192719" calcext:value-type="float">
            <text:p>1671192719</text:p>
          </table:table-cell>
          <table:table-cell office:value-type="string" calcext:value-type="string">
            <text:p>2022-12-16 12:11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4913485002896" calcext:value-type="float">
            <text:p>0.0024913485002896</text:p>
          </table:table-cell>
          <table:table-cell office:value-type="float" office:value="3.02078497008614" calcext:value-type="float">
            <text:p>3.0207849700861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9]=&quot;0x7047912c295cd54d6617b5d0d6d8b324a11c91db&quot;;[.F9];[.E9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9];address_lut;2;0);&quot;Other&quot;)" office:value-type="string" office:string-value="Other" calcext:value-type="string">
            <text:p>Other</text:p>
          </table:table-cell>
          <table:table-cell table:formula="of:=IF([.R9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6d225907fc4bcff7d35033474986dcf38ee6c11d5782aec3f7b246b4810c037</text:p>
          </table:table-cell>
          <table:table-cell office:value-type="float" office:value="16197224" calcext:value-type="float">
            <text:p>16197224</text:p>
          </table:table-cell>
          <table:table-cell office:value-type="float" office:value="1671193295" calcext:value-type="float">
            <text:p>1671193295</text:p>
          </table:table-cell>
          <table:table-cell office:value-type="string" calcext:value-type="string">
            <text:p>2022-12-16 12:21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96191847506421" calcext:value-type="float">
            <text:p>0.00496191847506421</text:p>
          </table:table-cell>
          <table:table-cell office:value-type="float" office:value="6.01637577020011" calcext:value-type="float">
            <text:p>6.0163757702001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10]=&quot;0x7047912c295cd54d6617b5d0d6d8b324a11c91db&quot;;[.F10];[.E10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10];address_lut;2;0);&quot;Other&quot;)" office:value-type="string" office:string-value="Other" calcext:value-type="string">
            <text:p>Other</text:p>
          </table:table-cell>
          <table:table-cell table:formula="of:=IF([.R10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e6d09bc6c228bbf2100372718d6b23740ab46c0f7be2f79fd6cd14b65d4bb0b6</text:p>
          </table:table-cell>
          <table:table-cell office:value-type="float" office:value="16197270" calcext:value-type="float">
            <text:p>16197270</text:p>
          </table:table-cell>
          <table:table-cell office:value-type="float" office:value="1671193847" calcext:value-type="float">
            <text:p>1671193847</text:p>
          </table:table-cell>
          <table:table-cell office:value-type="string" calcext:value-type="string">
            <text:p>2022-12-16 12:30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75072913672402" calcext:value-type="float">
            <text:p>0.00475072913672402</text:p>
          </table:table-cell>
          <table:table-cell office:value-type="float" office:value="5.76030658556924" calcext:value-type="float">
            <text:p>5.7603065855692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11]=&quot;0x7047912c295cd54d6617b5d0d6d8b324a11c91db&quot;;[.F11];[.E11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11];address_lut;2;0);&quot;Other&quot;)" office:value-type="string" office:string-value="Other" calcext:value-type="string">
            <text:p>Other</text:p>
          </table:table-cell>
          <table:table-cell table:formula="of:=IF([.R11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371e19fb35d2ed7b430c52de5d3349fe824d1829aefc4b779ef6a5ff34f50be</text:p>
          </table:table-cell>
          <table:table-cell office:value-type="float" office:value="16197281" calcext:value-type="float">
            <text:p>16197281</text:p>
          </table:table-cell>
          <table:table-cell office:value-type="float" office:value="1671193979" calcext:value-type="float">
            <text:p>1671193979</text:p>
          </table:table-cell>
          <table:table-cell office:value-type="string" calcext:value-type="string">
            <text:p>2022-12-16 12:32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58280689268333" calcext:value-type="float">
            <text:p>0.00358280689268333</text:p>
          </table:table-cell>
          <table:table-cell office:value-type="float" office:value="4.34418918544746" calcext:value-type="float">
            <text:p>4.3441891854474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12]=&quot;0x7047912c295cd54d6617b5d0d6d8b324a11c91db&quot;;[.F12];[.E12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12];address_lut;2;0);&quot;Other&quot;)" office:value-type="string" office:string-value="Other" calcext:value-type="string">
            <text:p>Other</text:p>
          </table:table-cell>
          <table:table-cell table:formula="of:=IF([.R12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80cdf9ecc03903cdaa6cdd9972a9bb0b85fdda95b4c76f07ce2dd5987f20da1</text:p>
          </table:table-cell>
          <table:table-cell office:value-type="float" office:value="16197348" calcext:value-type="float">
            <text:p>16197348</text:p>
          </table:table-cell>
          <table:table-cell office:value-type="float" office:value="1671194783" calcext:value-type="float">
            <text:p>1671194783</text:p>
          </table:table-cell>
          <table:table-cell office:value-type="string" calcext:value-type="string">
            <text:p>2022-12-16 12:46:23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32013970759672" calcext:value-type="float">
            <text:p>0.00432013970759672</text:p>
          </table:table-cell>
          <table:table-cell office:value-type="float" office:value="5.23821259685809" calcext:value-type="float">
            <text:p>5.2382125968580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13]=&quot;0x7047912c295cd54d6617b5d0d6d8b324a11c91db&quot;;[.F13];[.E13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13];address_lut;2;0);&quot;Other&quot;)" office:value-type="string" office:string-value="Other" calcext:value-type="string">
            <text:p>Other</text:p>
          </table:table-cell>
          <table:table-cell table:formula="of:=IF([.R13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23de248045c6c2903f6b654ce3273692c25744ce21c9ebe866a5c351b8fbe70</text:p>
          </table:table-cell>
          <table:table-cell office:value-type="float" office:value="16197380" calcext:value-type="float">
            <text:p>16197380</text:p>
          </table:table-cell>
          <table:table-cell office:value-type="float" office:value="1671195167" calcext:value-type="float">
            <text:p>1671195167</text:p>
          </table:table-cell>
          <table:table-cell office:value-type="string" calcext:value-type="string">
            <text:p>2022-12-16 12:52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48040305590155" calcext:value-type="float">
            <text:p>0.00248040305590155</text:p>
          </table:table-cell>
          <table:table-cell office:value-type="float" office:value="3.00751350931118" calcext:value-type="float">
            <text:p>3.0075135093111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14]=&quot;0x7047912c295cd54d6617b5d0d6d8b324a11c91db&quot;;[.F14];[.E14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14];address_lut;2;0);&quot;Other&quot;)" office:value-type="string" office:string-value="Other" calcext:value-type="string">
            <text:p>Other</text:p>
          </table:table-cell>
          <table:table-cell table:formula="of:=IF([.R14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d8de175bdebf9367bb1afe5cff3a4c38ae95c5d2b92e7f1b3466a3e12306b32</text:p>
          </table:table-cell>
          <table:table-cell office:value-type="float" office:value="16197406" calcext:value-type="float">
            <text:p>16197406</text:p>
          </table:table-cell>
          <table:table-cell office:value-type="float" office:value="1671195479" calcext:value-type="float">
            <text:p>1671195479</text:p>
          </table:table-cell>
          <table:table-cell office:value-type="string" calcext:value-type="string">
            <text:p>2022-12-16 12:57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69623665809426" calcext:value-type="float">
            <text:p>0.00469623665809426</text:p>
          </table:table-cell>
          <table:table-cell office:value-type="float" office:value="5.69423391030587" calcext:value-type="float">
            <text:p>5.6942339103058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15]=&quot;0x7047912c295cd54d6617b5d0d6d8b324a11c91db&quot;;[.F15];[.E15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15];address_lut;2;0);&quot;Other&quot;)" office:value-type="string" office:string-value="Other" calcext:value-type="string">
            <text:p>Other</text:p>
          </table:table-cell>
          <table:table-cell table:formula="of:=IF([.R15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9a4934864ac707b7404faaa037fa58799f3c9723596a5640480fd01b5b87db</text:p>
          </table:table-cell>
          <table:table-cell office:value-type="float" office:value="16197416" calcext:value-type="float">
            <text:p>16197416</text:p>
          </table:table-cell>
          <table:table-cell office:value-type="float" office:value="1671195599" calcext:value-type="float">
            <text:p>1671195599</text:p>
          </table:table-cell>
          <table:table-cell office:value-type="string" calcext:value-type="string">
            <text:p>2022-12-16 12:59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03224087418517" calcext:value-type="float">
            <text:p>0.00303224087418517</text:p>
          </table:table-cell>
          <table:table-cell office:value-type="float" office:value="3.67662238235826" calcext:value-type="float">
            <text:p>3.6766223823582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16]=&quot;0x7047912c295cd54d6617b5d0d6d8b324a11c91db&quot;;[.F16];[.E16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16];address_lut;2;0);&quot;Other&quot;)" office:value-type="string" office:string-value="Other" calcext:value-type="string">
            <text:p>Other</text:p>
          </table:table-cell>
          <table:table-cell table:formula="of:=IF([.R16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a34c760d9d41724cbecb4bb45293b200b21eeda1b1b5c826fcfa3721f77a7ee2</text:p>
          </table:table-cell>
          <table:table-cell office:value-type="float" office:value="16197452" calcext:value-type="float">
            <text:p>16197452</text:p>
          </table:table-cell>
          <table:table-cell office:value-type="float" office:value="1671196031" calcext:value-type="float">
            <text:p>1671196031</text:p>
          </table:table-cell>
          <table:table-cell office:value-type="string" calcext:value-type="string">
            <text:p>2022-12-16 13:07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3099947364546" calcext:value-type="float">
            <text:p>0.0053099947364546</text:p>
          </table:table-cell>
          <table:table-cell office:value-type="float" office:value="6.43842171789856" calcext:value-type="float">
            <text:p>6.4384217178985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17]=&quot;0x7047912c295cd54d6617b5d0d6d8b324a11c91db&quot;;[.F17];[.E17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17];address_lut;2;0);&quot;Other&quot;)" office:value-type="string" office:string-value="Other" calcext:value-type="string">
            <text:p>Other</text:p>
          </table:table-cell>
          <table:table-cell table:formula="of:=IF([.R17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838eb2cb97167cada1fe37de3d82f5019ddba028920d053bc00bd2ebdca82152</text:p>
          </table:table-cell>
          <table:table-cell office:value-type="float" office:value="16197458" calcext:value-type="float">
            <text:p>16197458</text:p>
          </table:table-cell>
          <table:table-cell office:value-type="float" office:value="1671196103" calcext:value-type="float">
            <text:p>1671196103</text:p>
          </table:table-cell>
          <table:table-cell office:value-type="string" calcext:value-type="string">
            <text:p>2022-12-16 13:08:23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73949221255227" calcext:value-type="float">
            <text:p>0.00373949221255227</text:p>
          </table:table-cell>
          <table:table-cell office:value-type="float" office:value="4.53417170264175" calcext:value-type="float">
            <text:p>4.5341717026417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18]=&quot;0x7047912c295cd54d6617b5d0d6d8b324a11c91db&quot;;[.F18];[.E18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18];address_lut;2;0);&quot;Other&quot;)" office:value-type="string" office:string-value="Other" calcext:value-type="string">
            <text:p>Other</text:p>
          </table:table-cell>
          <table:table-cell table:formula="of:=IF([.R18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2528cab2abca5b8622323c92a23d0fe104696a31445dc095b779034c8e728f9</text:p>
          </table:table-cell>
          <table:table-cell office:value-type="float" office:value="16197499" calcext:value-type="float">
            <text:p>16197499</text:p>
          </table:table-cell>
          <table:table-cell office:value-type="float" office:value="1671196595" calcext:value-type="float">
            <text:p>1671196595</text:p>
          </table:table-cell>
          <table:table-cell office:value-type="string" calcext:value-type="string">
            <text:p>2022-12-16 13:16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98580739882097" calcext:value-type="float">
            <text:p>0.00498580739882097</text:p>
          </table:table-cell>
          <table:table-cell office:value-type="float" office:value="6.04534132914441" calcext:value-type="float">
            <text:p>6.0453413291444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19]=&quot;0x7047912c295cd54d6617b5d0d6d8b324a11c91db&quot;;[.F19];[.E19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19];address_lut;2;0);&quot;Other&quot;)" office:value-type="string" office:string-value="Other" calcext:value-type="string">
            <text:p>Other</text:p>
          </table:table-cell>
          <table:table-cell table:formula="of:=IF([.R19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5aee86b0b7830891075ccbcc16af2a8d38745a4eddcdd532fff6db3c2bd3273</text:p>
          </table:table-cell>
          <table:table-cell office:value-type="float" office:value="16197507" calcext:value-type="float">
            <text:p>16197507</text:p>
          </table:table-cell>
          <table:table-cell office:value-type="float" office:value="1671196691" calcext:value-type="float">
            <text:p>1671196691</text:p>
          </table:table-cell>
          <table:table-cell office:value-type="string" calcext:value-type="string">
            <text:p>2022-12-16 13:18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14109228778754" calcext:value-type="float">
            <text:p>0.00314109228778754</text:p>
          </table:table-cell>
          <table:table-cell office:value-type="float" office:value="3.80860580986527" calcext:value-type="float">
            <text:p>3.8086058098652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20]=&quot;0x7047912c295cd54d6617b5d0d6d8b324a11c91db&quot;;[.F20];[.E20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20];address_lut;2;0);&quot;Other&quot;)" office:value-type="string" office:string-value="Other" calcext:value-type="string">
            <text:p>Other</text:p>
          </table:table-cell>
          <table:table-cell table:formula="of:=IF([.R20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ff05d99176857c1d51054bd87be91c884dc8a1c36a269fdd08b8d005a3429892</text:p>
          </table:table-cell>
          <table:table-cell office:value-type="float" office:value="16197568" calcext:value-type="float">
            <text:p>16197568</text:p>
          </table:table-cell>
          <table:table-cell office:value-type="float" office:value="1671197435" calcext:value-type="float">
            <text:p>1671197435</text:p>
          </table:table-cell>
          <table:table-cell office:value-type="string" calcext:value-type="string">
            <text:p>2022-12-16 13:30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19836129481443" calcext:value-type="float">
            <text:p>0.00519836129481443</text:p>
          </table:table-cell>
          <table:table-cell office:value-type="float" office:value="6.30306505357544" calcext:value-type="float">
            <text:p>6.3030650535754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21]=&quot;0x7047912c295cd54d6617b5d0d6d8b324a11c91db&quot;;[.F21];[.E21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21];address_lut;2;0);&quot;Other&quot;)" office:value-type="string" office:string-value="Other" calcext:value-type="string">
            <text:p>Other</text:p>
          </table:table-cell>
          <table:table-cell table:formula="of:=IF([.R21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f59ddbbf2cc4b95aa03c5bde2be7d845ae3c9bdad86d2fcddb9b894c894d18c3</text:p>
          </table:table-cell>
          <table:table-cell office:value-type="float" office:value="16197626" calcext:value-type="float">
            <text:p>16197626</text:p>
          </table:table-cell>
          <table:table-cell office:value-type="float" office:value="1671198131" calcext:value-type="float">
            <text:p>1671198131</text:p>
          </table:table-cell>
          <table:table-cell office:value-type="string" calcext:value-type="string">
            <text:p>2022-12-16 13:42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03875433166608" calcext:value-type="float">
            <text:p>0.00503875433166608</text:p>
          </table:table-cell>
          <table:table-cell office:value-type="float" office:value="6.10954001468843" calcext:value-type="float">
            <text:p>6.10954001468843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22]=&quot;0x7047912c295cd54d6617b5d0d6d8b324a11c91db&quot;;[.F22];[.E22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22];address_lut;2;0);&quot;Other&quot;)" office:value-type="string" office:string-value="Other" calcext:value-type="string">
            <text:p>Other</text:p>
          </table:table-cell>
          <table:table-cell table:formula="of:=IF([.R22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bdd87ddd546e38d40bb06659ad6919b8dc0274afe9c66dfd15197dd72202940</text:p>
          </table:table-cell>
          <table:table-cell office:value-type="float" office:value="16197641" calcext:value-type="float">
            <text:p>16197641</text:p>
          </table:table-cell>
          <table:table-cell office:value-type="float" office:value="1671198311" calcext:value-type="float">
            <text:p>1671198311</text:p>
          </table:table-cell>
          <table:table-cell office:value-type="string" calcext:value-type="string">
            <text:p>2022-12-16 13:45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40765633539755" calcext:value-type="float">
            <text:p>0.00340765633539755</text:p>
          </table:table-cell>
          <table:table-cell office:value-type="float" office:value="4.13181738323288" calcext:value-type="float">
            <text:p>4.1318173832328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23]=&quot;0x7047912c295cd54d6617b5d0d6d8b324a11c91db&quot;;[.F23];[.E23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23];address_lut;2;0);&quot;Other&quot;)" office:value-type="string" office:string-value="Other" calcext:value-type="string">
            <text:p>Other</text:p>
          </table:table-cell>
          <table:table-cell table:formula="of:=IF([.R23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d4b3aef3f69468a00523ab95bfb280522558efd97390c326ff832cf686eb598e</text:p>
          </table:table-cell>
          <table:table-cell office:value-type="float" office:value="16197728" calcext:value-type="float">
            <text:p>16197728</text:p>
          </table:table-cell>
          <table:table-cell office:value-type="float" office:value="1671199355" calcext:value-type="float">
            <text:p>1671199355</text:p>
          </table:table-cell>
          <table:table-cell office:value-type="string" calcext:value-type="string">
            <text:p>2022-12-16 14:02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920714905740773" calcext:value-type="float">
            <text:p>0.00920714905740773</text:p>
          </table:table-cell>
          <table:table-cell office:value-type="float" office:value="11.1637603035974" calcext:value-type="float">
            <text:p>11.163760303597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24]=&quot;0x7047912c295cd54d6617b5d0d6d8b324a11c91db&quot;;[.F24];[.E24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24];address_lut;2;0);&quot;Other&quot;)" office:value-type="string" office:string-value="Other" calcext:value-type="string">
            <text:p>Other</text:p>
          </table:table-cell>
          <table:table-cell table:formula="of:=IF([.R24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d19a39ddfadf580cb96e92971adbdabdfae82f8f954731b8588772694ded83a</text:p>
          </table:table-cell>
          <table:table-cell office:value-type="float" office:value="16197733" calcext:value-type="float">
            <text:p>16197733</text:p>
          </table:table-cell>
          <table:table-cell office:value-type="float" office:value="1671199415" calcext:value-type="float">
            <text:p>1671199415</text:p>
          </table:table-cell>
          <table:table-cell office:value-type="string" calcext:value-type="string">
            <text:p>2022-12-16 14:03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90847331161514" calcext:value-type="float">
            <text:p>0.00590847331161514</text:p>
          </table:table-cell>
          <table:table-cell office:value-type="float" office:value="7.16408297506647" calcext:value-type="float">
            <text:p>7.1640829750664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25]=&quot;0x7047912c295cd54d6617b5d0d6d8b324a11c91db&quot;;[.F25];[.E25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25];address_lut;2;0);&quot;Other&quot;)" office:value-type="string" office:string-value="Other" calcext:value-type="string">
            <text:p>Other</text:p>
          </table:table-cell>
          <table:table-cell table:formula="of:=IF([.R25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9ffd10234a40dd52eb93b2a5ec44921924f32ca38f668d9ed290f46ddd34dfe5</text:p>
          </table:table-cell>
          <table:table-cell office:value-type="float" office:value="16197748" calcext:value-type="float">
            <text:p>16197748</text:p>
          </table:table-cell>
          <table:table-cell office:value-type="float" office:value="1671199595" calcext:value-type="float">
            <text:p>1671199595</text:p>
          </table:table-cell>
          <table:table-cell office:value-type="string" calcext:value-type="string">
            <text:p>2022-12-16 14:06:35</text:p>
          </table:table-cell>
          <table:table-cell office:value-type="string" calcext:value-type="string">
            <text:p>0x028954b8890996cb25020dce4c3f3704af5808cf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808357036678488" calcext:value-type="float">
            <text:p>0.000808357036678488</text:p>
          </table:table-cell>
          <table:table-cell office:value-type="float" office:value="0.980140990543034" calcext:value-type="float">
            <text:p>0.98014099054303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4656172</text:p>
          </table:table-cell>
          <table:table-cell table:formula="of:=IF([.E26]=&quot;0x7047912c295cd54d6617b5d0d6d8b324a11c91db&quot;;[.F26];[.E26])" office:value-type="string" office:string-value="0x028954b8890996cb25020dce4c3f3704af5808cf" calcext:value-type="string">
            <text:p>0x028954b8890996cb25020dce4c3f3704af5808cf</text:p>
          </table:table-cell>
          <table:table-cell table:formula="of:=IFERROR(VLOOKUP([.Q26];address_lut;2;0);&quot;Other&quot;)" office:value-type="string" office:string-value="Other" calcext:value-type="string">
            <text:p>Other</text:p>
          </table:table-cell>
          <table:table-cell table:formula="of:=IF([.R26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9f49e2e23399db42dde4a4cfc978eac32818beca5b5d5312dedd19c999c5cee3</text:p>
          </table:table-cell>
          <table:table-cell office:value-type="float" office:value="16197793" calcext:value-type="float">
            <text:p>16197793</text:p>
          </table:table-cell>
          <table:table-cell office:value-type="float" office:value="1671200135" calcext:value-type="float">
            <text:p>1671200135</text:p>
          </table:table-cell>
          <table:table-cell office:value-type="string" calcext:value-type="string">
            <text:p>2022-12-16 14:15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07348985287926" calcext:value-type="float">
            <text:p>0.0107348985287926</text:p>
          </table:table-cell>
          <table:table-cell office:value-type="float" office:value="13.0161718151463" calcext:value-type="float">
            <text:p>13.0161718151463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27]=&quot;0x7047912c295cd54d6617b5d0d6d8b324a11c91db&quot;;[.F27];[.E27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27];address_lut;2;0);&quot;Other&quot;)" office:value-type="string" office:string-value="Other" calcext:value-type="string">
            <text:p>Other</text:p>
          </table:table-cell>
          <table:table-cell table:formula="of:=IF([.R27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ef9e42bd1f7d9dffabe0a5d035d028b04e973ad95d4906467a89dbda697e8496</text:p>
          </table:table-cell>
          <table:table-cell office:value-type="float" office:value="16197806" calcext:value-type="float">
            <text:p>16197806</text:p>
          </table:table-cell>
          <table:table-cell office:value-type="float" office:value="1671200291" calcext:value-type="float">
            <text:p>1671200291</text:p>
          </table:table-cell>
          <table:table-cell office:value-type="string" calcext:value-type="string">
            <text:p>2022-12-16 14:18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653706906712037" calcext:value-type="float">
            <text:p>0.00653706906712037</text:p>
          </table:table-cell>
          <table:table-cell office:value-type="float" office:value="7.92626161457412" calcext:value-type="float">
            <text:p>7.9262616145741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28]=&quot;0x7047912c295cd54d6617b5d0d6d8b324a11c91db&quot;;[.F28];[.E28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28];address_lut;2;0);&quot;Other&quot;)" office:value-type="string" office:string-value="Other" calcext:value-type="string">
            <text:p>Other</text:p>
          </table:table-cell>
          <table:table-cell table:formula="of:=IF([.R28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f4b910bc174b2dc844c1789b9c1bb533a9098cc411ba9cab7e209933b902eec</text:p>
          </table:table-cell>
          <table:table-cell office:value-type="float" office:value="16197835" calcext:value-type="float">
            <text:p>16197835</text:p>
          </table:table-cell>
          <table:table-cell office:value-type="float" office:value="1671200639" calcext:value-type="float">
            <text:p>1671200639</text:p>
          </table:table-cell>
          <table:table-cell office:value-type="string" calcext:value-type="string">
            <text:p>2022-12-16 14:23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08115689375894" calcext:value-type="float">
            <text:p>0.0108115689375894</text:p>
          </table:table-cell>
          <table:table-cell office:value-type="float" office:value="13.1091354525165" calcext:value-type="float">
            <text:p>13.109135452516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29]=&quot;0x7047912c295cd54d6617b5d0d6d8b324a11c91db&quot;;[.F29];[.E29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29];address_lut;2;0);&quot;Other&quot;)" office:value-type="string" office:string-value="Other" calcext:value-type="string">
            <text:p>Other</text:p>
          </table:table-cell>
          <table:table-cell table:formula="of:=IF([.R29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089e3ae943fe721fab60c4d0c99c21ef07353649ef0e08cf736796f183c0a38</text:p>
          </table:table-cell>
          <table:table-cell office:value-type="float" office:value="16197843" calcext:value-type="float">
            <text:p>16197843</text:p>
          </table:table-cell>
          <table:table-cell office:value-type="float" office:value="1671200735" calcext:value-type="float">
            <text:p>1671200735</text:p>
          </table:table-cell>
          <table:table-cell office:value-type="string" calcext:value-type="string">
            <text:p>2022-12-16 14:25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99390257194755" calcext:value-type="float">
            <text:p>0.00599390257194755</text:p>
          </table:table-cell>
          <table:table-cell office:value-type="float" office:value="7.26766680751212" calcext:value-type="float">
            <text:p>7.2676668075121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30]=&quot;0x7047912c295cd54d6617b5d0d6d8b324a11c91db&quot;;[.F30];[.E30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30];address_lut;2;0);&quot;Other&quot;)" office:value-type="string" office:string-value="Other" calcext:value-type="string">
            <text:p>Other</text:p>
          </table:table-cell>
          <table:table-cell table:formula="of:=IF([.R30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a81c14546e4b347260a9693612b48dc51f44bf150d659c279d94debac0ffbcb</text:p>
          </table:table-cell>
          <table:table-cell office:value-type="float" office:value="16197954" calcext:value-type="float">
            <text:p>16197954</text:p>
          </table:table-cell>
          <table:table-cell office:value-type="float" office:value="1671202091" calcext:value-type="float">
            <text:p>1671202091</text:p>
          </table:table-cell>
          <table:table-cell office:value-type="string" calcext:value-type="string">
            <text:p>2022-12-16 14:48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727682628001905" calcext:value-type="float">
            <text:p>0.00727682628001905</text:p>
          </table:table-cell>
          <table:table-cell office:value-type="float" office:value="8.8232246327859" calcext:value-type="float">
            <text:p>8.823224632785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</text:p>
          </table:table-cell>
          <table:table-cell table:formula="of:=IF([.E31]=&quot;0x7047912c295cd54d6617b5d0d6d8b324a11c91db&quot;;[.F31];[.E31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31];address_lut;2;0);&quot;Other&quot;)" office:value-type="string" office:string-value="Other" calcext:value-type="string">
            <text:p>Other</text:p>
          </table:table-cell>
          <table:table-cell table:formula="of:=IF([.R31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8539477b70622f342f2b615bd2a795ba5a478a421206cf01af3d421239afa0a</text:p>
          </table:table-cell>
          <table:table-cell office:value-type="float" office:value="16197980" calcext:value-type="float">
            <text:p>16197980</text:p>
          </table:table-cell>
          <table:table-cell office:value-type="float" office:value="1671202403" calcext:value-type="float">
            <text:p>1671202403</text:p>
          </table:table-cell>
          <table:table-cell office:value-type="string" calcext:value-type="string">
            <text:p>2022-12-16 14:53:23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68b3465833fb72a70ecdf485e0e4c7bd8665fc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48591207472121" calcext:value-type="float">
            <text:p>0.00448591207472121</text:p>
          </table:table-cell>
          <table:table-cell office:value-type="float" office:value="5.43921324972021" calcext:value-type="float">
            <text:p>5.4392132497202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Multicall</text:p>
          </table:table-cell>
          <table:table-cell table:formula="of:=IF([.E32]=&quot;0x7047912c295cd54d6617b5d0d6d8b324a11c91db&quot;;[.F32];[.E32])" office:value-type="string" office:string-value="0x68b3465833fb72a70ecdf485e0e4c7bd8665fc45" calcext:value-type="string">
            <text:p>0x68b3465833fb72a70ecdf485e0e4c7bd8665fc45</text:p>
          </table:table-cell>
          <table:table-cell table:formula="of:=IFERROR(VLOOKUP([.Q32];address_lut;2;0);&quot;Other&quot;)" office:value-type="string" office:string-value="Other" calcext:value-type="string">
            <text:p>Other</text:p>
          </table:table-cell>
          <table:table-cell table:formula="of:=IF([.R32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4a2640696bcbf487a6239651a63ca9f16dd86f840293442397c8948ee11db8f</text:p>
          </table:table-cell>
          <table:table-cell office:value-type="float" office:value="16198004" calcext:value-type="float">
            <text:p>16198004</text:p>
          </table:table-cell>
          <table:table-cell office:value-type="float" office:value="1671202691" calcext:value-type="float">
            <text:p>1671202691</text:p>
          </table:table-cell>
          <table:table-cell office:value-type="string" calcext:value-type="string">
            <text:p>2022-12-16 14:58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3ee18b2214aff97000d974cf647e7c347e8fa5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636400027272823" calcext:value-type="float">
            <text:p>0.00636400027272823</text:p>
          </table:table-cell>
          <table:table-cell office:value-type="float" office:value="7.71641397068571" calcext:value-type="float">
            <text:p>7.7164139706857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Complete Transfer And Unwrap ETH</text:p>
          </table:table-cell>
          <table:table-cell table:formula="of:=IF([.E33]=&quot;0x7047912c295cd54d6617b5d0d6d8b324a11c91db&quot;;[.F33];[.E33])" office:value-type="string" office:string-value="0x3ee18b2214aff97000d974cf647e7c347e8fa585" calcext:value-type="string">
            <text:p>0x3ee18b2214aff97000d974cf647e7c347e8fa585</text:p>
          </table:table-cell>
          <table:table-cell table:formula="of:=IFERROR(VLOOKUP([.Q33];address_lut;2;0);&quot;Other&quot;)" office:value-type="string" office:string-value="Other" calcext:value-type="string">
            <text:p>Other</text:p>
          </table:table-cell>
          <table:table-cell table:formula="of:=IF([.R33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81dec3e4c0f108bf05949f38188ad291983df9d5d7bd42a8fc35c4e89d48c30</text:p>
          </table:table-cell>
          <table:table-cell office:value-type="float" office:value="16198059" calcext:value-type="float">
            <text:p>16198059</text:p>
          </table:table-cell>
          <table:table-cell office:value-type="float" office:value="1671203351" calcext:value-type="float">
            <text:p>1671203351</text:p>
          </table:table-cell>
          <table:table-cell office:value-type="string" calcext:value-type="string">
            <text:p>2022-12-16 15:09:11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34]=&quot;0x7047912c295cd54d6617b5d0d6d8b324a11c91db&quot;;[.F34];[.E34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34];address_lut;2;0);&quot;Other&quot;)" office:value-type="string" office:string-value="Other" calcext:value-type="string">
            <text:p>Other</text:p>
          </table:table-cell>
          <table:table-cell table:formula="of:=IF([.R34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9983976fadf3501f770c0d7f7a88210b86006f5f9e3f84b65d75b5d4cdfad258</text:p>
          </table:table-cell>
          <table:table-cell office:value-type="float" office:value="16198060" calcext:value-type="float">
            <text:p>16198060</text:p>
          </table:table-cell>
          <table:table-cell office:value-type="float" office:value="1671203363" calcext:value-type="float">
            <text:p>1671203363</text:p>
          </table:table-cell>
          <table:table-cell office:value-type="string" calcext:value-type="string">
            <text:p>2022-12-16 15:09:23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35]=&quot;0x7047912c295cd54d6617b5d0d6d8b324a11c91db&quot;;[.F35];[.E35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35];address_lut;2;0);&quot;Other&quot;)" office:value-type="string" office:string-value="Other" calcext:value-type="string">
            <text:p>Other</text:p>
          </table:table-cell>
          <table:table-cell table:formula="of:=IF([.R35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1140092f94aa0cbb74cae0d329cd549cf6654b29950c8f281dbb074452ca524</text:p>
          </table:table-cell>
          <table:table-cell office:value-type="float" office:value="16198061" calcext:value-type="float">
            <text:p>16198061</text:p>
          </table:table-cell>
          <table:table-cell office:value-type="float" office:value="1671203375" calcext:value-type="float">
            <text:p>1671203375</text:p>
          </table:table-cell>
          <table:table-cell office:value-type="string" calcext:value-type="string">
            <text:p>2022-12-16 15:09:35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36]=&quot;0x7047912c295cd54d6617b5d0d6d8b324a11c91db&quot;;[.F36];[.E36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36];address_lut;2;0);&quot;Other&quot;)" office:value-type="string" office:string-value="Other" calcext:value-type="string">
            <text:p>Other</text:p>
          </table:table-cell>
          <table:table-cell table:formula="of:=IF([.R36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c1494eea35e331eff3e99bfcdd02f3e71bae5e9100dfd0eaed1c98c46d5b35b8</text:p>
          </table:table-cell>
          <table:table-cell office:value-type="float" office:value="16198062" calcext:value-type="float">
            <text:p>16198062</text:p>
          </table:table-cell>
          <table:table-cell office:value-type="float" office:value="1671203387" calcext:value-type="float">
            <text:p>1671203387</text:p>
          </table:table-cell>
          <table:table-cell office:value-type="string" calcext:value-type="string">
            <text:p>2022-12-16 15:09:47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37]=&quot;0x7047912c295cd54d6617b5d0d6d8b324a11c91db&quot;;[.F37];[.E37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37];address_lut;2;0);&quot;Other&quot;)" office:value-type="string" office:string-value="Other" calcext:value-type="string">
            <text:p>Other</text:p>
          </table:table-cell>
          <table:table-cell table:formula="of:=IF([.R37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8b0e20201003fa3f4573a0d50e6961ddaf007dee25b93920778acea9e9626830</text:p>
          </table:table-cell>
          <table:table-cell office:value-type="float" office:value="16198063" calcext:value-type="float">
            <text:p>16198063</text:p>
          </table:table-cell>
          <table:table-cell office:value-type="float" office:value="1671203399" calcext:value-type="float">
            <text:p>1671203399</text:p>
          </table:table-cell>
          <table:table-cell office:value-type="string" calcext:value-type="string">
            <text:p>2022-12-16 15:09:59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38]=&quot;0x7047912c295cd54d6617b5d0d6d8b324a11c91db&quot;;[.F38];[.E38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38];address_lut;2;0);&quot;Other&quot;)" office:value-type="string" office:string-value="Other" calcext:value-type="string">
            <text:p>Other</text:p>
          </table:table-cell>
          <table:table-cell table:formula="of:=IF([.R38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732dc87c974f144cf552841fd14ee353dafc8457a2d8bc176699d87380e0278</text:p>
          </table:table-cell>
          <table:table-cell office:value-type="float" office:value="16198064" calcext:value-type="float">
            <text:p>16198064</text:p>
          </table:table-cell>
          <table:table-cell office:value-type="float" office:value="1671203411" calcext:value-type="float">
            <text:p>1671203411</text:p>
          </table:table-cell>
          <table:table-cell office:value-type="string" calcext:value-type="string">
            <text:p>2022-12-16 15:10:11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39]=&quot;0x7047912c295cd54d6617b5d0d6d8b324a11c91db&quot;;[.F39];[.E39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39];address_lut;2;0);&quot;Other&quot;)" office:value-type="string" office:string-value="Other" calcext:value-type="string">
            <text:p>Other</text:p>
          </table:table-cell>
          <table:table-cell table:formula="of:=IF([.R39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15533845c274c210e74506f1c7749ad4910d26acf4d0bf3763b6dfacf72db6f</text:p>
          </table:table-cell>
          <table:table-cell office:value-type="float" office:value="16198065" calcext:value-type="float">
            <text:p>16198065</text:p>
          </table:table-cell>
          <table:table-cell office:value-type="float" office:value="1671203423" calcext:value-type="float">
            <text:p>1671203423</text:p>
          </table:table-cell>
          <table:table-cell office:value-type="string" calcext:value-type="string">
            <text:p>2022-12-16 15:10:23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40]=&quot;0x7047912c295cd54d6617b5d0d6d8b324a11c91db&quot;;[.F40];[.E40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40];address_lut;2;0);&quot;Other&quot;)" office:value-type="string" office:string-value="Other" calcext:value-type="string">
            <text:p>Other</text:p>
          </table:table-cell>
          <table:table-cell table:formula="of:=IF([.R40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c81308a74b470b2c296a8055cfdc93242b63fee580ff150c0c1784fabf79123</text:p>
          </table:table-cell>
          <table:table-cell office:value-type="float" office:value="16198066" calcext:value-type="float">
            <text:p>16198066</text:p>
          </table:table-cell>
          <table:table-cell office:value-type="float" office:value="1671203435" calcext:value-type="float">
            <text:p>1671203435</text:p>
          </table:table-cell>
          <table:table-cell office:value-type="string" calcext:value-type="string">
            <text:p>2022-12-16 15:10:35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41]=&quot;0x7047912c295cd54d6617b5d0d6d8b324a11c91db&quot;;[.F41];[.E41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41];address_lut;2;0);&quot;Other&quot;)" office:value-type="string" office:string-value="Other" calcext:value-type="string">
            <text:p>Other</text:p>
          </table:table-cell>
          <table:table-cell table:formula="of:=IF([.R41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d6569623642260a57a03b91c98269b1dd0d304307ecc0bf7e0b52dd28fbee45b</text:p>
          </table:table-cell>
          <table:table-cell office:value-type="float" office:value="16198068" calcext:value-type="float">
            <text:p>16198068</text:p>
          </table:table-cell>
          <table:table-cell office:value-type="float" office:value="1671203459" calcext:value-type="float">
            <text:p>1671203459</text:p>
          </table:table-cell>
          <table:table-cell office:value-type="string" calcext:value-type="string">
            <text:p>2022-12-16 15:10:59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42]=&quot;0x7047912c295cd54d6617b5d0d6d8b324a11c91db&quot;;[.F42];[.E42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42];address_lut;2;0);&quot;Other&quot;)" office:value-type="string" office:string-value="Other" calcext:value-type="string">
            <text:p>Other</text:p>
          </table:table-cell>
          <table:table-cell table:formula="of:=IF([.R42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6864ca84e6cf71d969f686d2ffeccbe1f8c19727bef374862c914753a4a42c2</text:p>
          </table:table-cell>
          <table:table-cell office:value-type="float" office:value="16198069" calcext:value-type="float">
            <text:p>16198069</text:p>
          </table:table-cell>
          <table:table-cell office:value-type="float" office:value="1671203471" calcext:value-type="float">
            <text:p>1671203471</text:p>
          </table:table-cell>
          <table:table-cell office:value-type="string" calcext:value-type="string">
            <text:p>2022-12-16 15:11:11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43]=&quot;0x7047912c295cd54d6617b5d0d6d8b324a11c91db&quot;;[.F43];[.E43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43];address_lut;2;0);&quot;Other&quot;)" office:value-type="string" office:string-value="Other" calcext:value-type="string">
            <text:p>Other</text:p>
          </table:table-cell>
          <table:table-cell table:formula="of:=IF([.R43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b4cd839b8eb899fd017012e8c9b1f42ae7c40c05cee97cd01b623f932226d1bb</text:p>
          </table:table-cell>
          <table:table-cell office:value-type="float" office:value="16198070" calcext:value-type="float">
            <text:p>16198070</text:p>
          </table:table-cell>
          <table:table-cell office:value-type="float" office:value="1671203483" calcext:value-type="float">
            <text:p>1671203483</text:p>
          </table:table-cell>
          <table:table-cell office:value-type="string" calcext:value-type="string">
            <text:p>2022-12-16 15:11:23</text:p>
          </table:table-cell>
          <table:table-cell office:value-type="string" calcext:value-type="string">
            <text:p>0x03cf40b900971561ac6bd997ef1fe939dcbc95e2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8876" calcext:value-type="float">
            <text:p>0.00078876</text:p>
          </table:table-cell>
          <table:table-cell office:value-type="float" office:value="0.9563793876" calcext:value-type="float">
            <text:p>0.956379387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68747470</text:p>
          </table:table-cell>
          <table:table-cell table:formula="of:=IF([.E44]=&quot;0x7047912c295cd54d6617b5d0d6d8b324a11c91db&quot;;[.F44];[.E44])" office:value-type="string" office:string-value="0x03cf40b900971561ac6bd997ef1fe939dcbc95e2" calcext:value-type="string">
            <text:p>0x03cf40b900971561ac6bd997ef1fe939dcbc95e2</text:p>
          </table:table-cell>
          <table:table-cell table:formula="of:=IFERROR(VLOOKUP([.Q44];address_lut;2;0);&quot;Other&quot;)" office:value-type="string" office:string-value="Other" calcext:value-type="string">
            <text:p>Other</text:p>
          </table:table-cell>
          <table:table-cell table:formula="of:=IF([.R44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e4292a83af38820af6d897f953eefc8d30b5de9c2ef6c3d5ab251fdbd334b2c</text:p>
          </table:table-cell>
          <table:table-cell office:value-type="float" office:value="16198237" calcext:value-type="float">
            <text:p>16198237</text:p>
          </table:table-cell>
          <table:table-cell office:value-type="float" office:value="1671205523" calcext:value-type="float">
            <text:p>1671205523</text:p>
          </table:table-cell>
          <table:table-cell office:value-type="string" calcext:value-type="string">
            <text:p>2022-12-16 15:45:23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88792157168037" calcext:value-type="float">
            <text:p>0.0188792157168037</text:p>
          </table:table-cell>
          <table:table-cell office:value-type="float" office:value="22.8912378487816" calcext:value-type="float">
            <text:p>22.891237848781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45]=&quot;0x7047912c295cd54d6617b5d0d6d8b324a11c91db&quot;;[.F45];[.E45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45];address_lut;2;0);&quot;Other&quot;)" office:value-type="string" office:string-value="Router" calcext:value-type="string">
            <text:p>Router</text:p>
          </table:table-cell>
          <table:table-cell table:formula="of:=IF([.R45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4d4e4c2306600de707a11c42975c00b73c0e6122c7181205a4e2c568be475be3</text:p>
          </table:table-cell>
          <table:table-cell office:value-type="float" office:value="16198241" calcext:value-type="float">
            <text:p>16198241</text:p>
          </table:table-cell>
          <table:table-cell office:value-type="float" office:value="1671205571" calcext:value-type="float">
            <text:p>1671205571</text:p>
          </table:table-cell>
          <table:table-cell office:value-type="string" calcext:value-type="string">
            <text:p>2022-12-16 15:46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86292266957487" calcext:value-type="float">
            <text:p>0.0186292266957487</text:p>
          </table:table-cell>
          <table:table-cell office:value-type="float" office:value="22.5881236608622" calcext:value-type="float">
            <text:p>22.588123660862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46]=&quot;0x7047912c295cd54d6617b5d0d6d8b324a11c91db&quot;;[.F46];[.E46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46];address_lut;2;0);&quot;Other&quot;)" office:value-type="string" office:string-value="Router" calcext:value-type="string">
            <text:p>Router</text:p>
          </table:table-cell>
          <table:table-cell table:formula="of:=IF([.R46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9f8b8c8fd49295e94ef7070becfeb2551590ee8282e56fdacf867daf28669aa</text:p>
          </table:table-cell>
          <table:table-cell office:value-type="float" office:value="16198244" calcext:value-type="float">
            <text:p>16198244</text:p>
          </table:table-cell>
          <table:table-cell office:value-type="float" office:value="1671205607" calcext:value-type="float">
            <text:p>1671205607</text:p>
          </table:table-cell>
          <table:table-cell office:value-type="string" calcext:value-type="string">
            <text:p>2022-12-16 15:46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06634505601286" calcext:value-type="float">
            <text:p>0.0206634505601286</text:p>
          </table:table-cell>
          <table:table-cell office:value-type="float" office:value="25.0546404386615" calcext:value-type="float">
            <text:p>25.054640438661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47]=&quot;0x7047912c295cd54d6617b5d0d6d8b324a11c91db&quot;;[.F47];[.E47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47];address_lut;2;0);&quot;Other&quot;)" office:value-type="string" office:string-value="Router" calcext:value-type="string">
            <text:p>Router</text:p>
          </table:table-cell>
          <table:table-cell table:formula="of:=IF([.R47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b2f1407d84177796d4972353bc254e58234743324acfbdd27160bef624915b94</text:p>
          </table:table-cell>
          <table:table-cell office:value-type="float" office:value="16198248" calcext:value-type="float">
            <text:p>16198248</text:p>
          </table:table-cell>
          <table:table-cell office:value-type="float" office:value="1671205655" calcext:value-type="float">
            <text:p>1671205655</text:p>
          </table:table-cell>
          <table:table-cell office:value-type="string" calcext:value-type="string">
            <text:p>2022-12-16 15:47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0506313007564" calcext:value-type="float">
            <text:p>0.020506313007564</text:p>
          </table:table-cell>
          <table:table-cell office:value-type="float" office:value="24.8641095848015" calcext:value-type="float">
            <text:p>24.864109584801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48]=&quot;0x7047912c295cd54d6617b5d0d6d8b324a11c91db&quot;;[.F48];[.E48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48];address_lut;2;0);&quot;Other&quot;)" office:value-type="string" office:string-value="Router" calcext:value-type="string">
            <text:p>Router</text:p>
          </table:table-cell>
          <table:table-cell table:formula="of:=IF([.R48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d78d95a48b77ec4d6af99a270be189fc2a97e3f97933bb0edc4ba6bd3de43fc7</text:p>
          </table:table-cell>
          <table:table-cell office:value-type="float" office:value="16198251" calcext:value-type="float">
            <text:p>16198251</text:p>
          </table:table-cell>
          <table:table-cell office:value-type="float" office:value="1671205691" calcext:value-type="float">
            <text:p>1671205691</text:p>
          </table:table-cell>
          <table:table-cell office:value-type="string" calcext:value-type="string">
            <text:p>2022-12-16 15:48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84920375292284" calcext:value-type="float">
            <text:p>0.0184920375292284</text:p>
          </table:table-cell>
          <table:table-cell office:value-type="float" office:value="22.4217804245647" calcext:value-type="float">
            <text:p>22.421780424564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49]=&quot;0x7047912c295cd54d6617b5d0d6d8b324a11c91db&quot;;[.F49];[.E49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49];address_lut;2;0);&quot;Other&quot;)" office:value-type="string" office:string-value="Router" calcext:value-type="string">
            <text:p>Router</text:p>
          </table:table-cell>
          <table:table-cell table:formula="of:=IF([.R49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edd772d35a767bf31fe7e98b1e53cd5fabc7779f90b8f3f65dca0c3f17d49df8</text:p>
          </table:table-cell>
          <table:table-cell office:value-type="float" office:value="16198256" calcext:value-type="float">
            <text:p>16198256</text:p>
          </table:table-cell>
          <table:table-cell office:value-type="float" office:value="1671205751" calcext:value-type="float">
            <text:p>1671205751</text:p>
          </table:table-cell>
          <table:table-cell office:value-type="string" calcext:value-type="string">
            <text:p>2022-12-16 15:49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84918015299576" calcext:value-type="float">
            <text:p>0.0184918015299576</text:p>
          </table:table-cell>
          <table:table-cell office:value-type="float" office:value="22.4214942730889" calcext:value-type="float">
            <text:p>22.421494273088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0]=&quot;0x7047912c295cd54d6617b5d0d6d8b324a11c91db&quot;;[.F50];[.E50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0];address_lut;2;0);&quot;Other&quot;)" office:value-type="string" office:string-value="Router" calcext:value-type="string">
            <text:p>Router</text:p>
          </table:table-cell>
          <table:table-cell table:formula="of:=IF([.R50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4f372ababf0640591fc4be2eebabafd94316fba3e9950047a9db05e7c0499146</text:p>
          </table:table-cell>
          <table:table-cell office:value-type="float" office:value="16198266" calcext:value-type="float">
            <text:p>16198266</text:p>
          </table:table-cell>
          <table:table-cell office:value-type="float" office:value="1671205871" calcext:value-type="float">
            <text:p>1671205871</text:p>
          </table:table-cell>
          <table:table-cell office:value-type="string" calcext:value-type="string">
            <text:p>2022-12-16 15:51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91273491160921" calcext:value-type="float">
            <text:p>0.0191273491160921</text:p>
          </table:table-cell>
          <table:table-cell office:value-type="float" office:value="23.1921020767528" calcext:value-type="float">
            <text:p>23.192102076752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1]=&quot;0x7047912c295cd54d6617b5d0d6d8b324a11c91db&quot;;[.F51];[.E51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1];address_lut;2;0);&quot;Other&quot;)" office:value-type="string" office:string-value="Router" calcext:value-type="string">
            <text:p>Router</text:p>
          </table:table-cell>
          <table:table-cell table:formula="of:=IF([.R51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aa57ecd83349d83a77432816d406923e6b4d423ef3386dd2d99ca8a95c46df3f</text:p>
          </table:table-cell>
          <table:table-cell office:value-type="float" office:value="16198266" calcext:value-type="float">
            <text:p>16198266</text:p>
          </table:table-cell>
          <table:table-cell office:value-type="float" office:value="1671205871" calcext:value-type="float">
            <text:p>1671205871</text:p>
          </table:table-cell>
          <table:table-cell office:value-type="string" calcext:value-type="string">
            <text:p>2022-12-16 15:51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96895017905937" calcext:value-type="float">
            <text:p>0.0196895017905937</text:p>
          </table:table-cell>
          <table:table-cell office:value-type="float" office:value="23.8737178161127" calcext:value-type="float">
            <text:p>23.873717816112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2]=&quot;0x7047912c295cd54d6617b5d0d6d8b324a11c91db&quot;;[.F52];[.E52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2];address_lut;2;0);&quot;Other&quot;)" office:value-type="string" office:string-value="Router" calcext:value-type="string">
            <text:p>Router</text:p>
          </table:table-cell>
          <table:table-cell table:formula="of:=IF([.R52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aaae6d3826e309426d31b2228ef52482bf1ee4501e8455029d96400733550a12</text:p>
          </table:table-cell>
          <table:table-cell office:value-type="float" office:value="16198270" calcext:value-type="float">
            <text:p>16198270</text:p>
          </table:table-cell>
          <table:table-cell office:value-type="float" office:value="1671205919" calcext:value-type="float">
            <text:p>1671205919</text:p>
          </table:table-cell>
          <table:table-cell office:value-type="string" calcext:value-type="string">
            <text:p>2022-12-16 15:51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88615582033262" calcext:value-type="float">
            <text:p>0.0188615582033262</text:p>
          </table:table-cell>
          <table:table-cell office:value-type="float" office:value="22.869827937115" calcext:value-type="float">
            <text:p>22.86982793711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3]=&quot;0x7047912c295cd54d6617b5d0d6d8b324a11c91db&quot;;[.F53];[.E53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3];address_lut;2;0);&quot;Other&quot;)" office:value-type="string" office:string-value="Router" calcext:value-type="string">
            <text:p>Router</text:p>
          </table:table-cell>
          <table:table-cell table:formula="of:=IF([.R53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e5d5ff7ad219f97ffdaec47a40cdad9e00bcc5c0e0ce2726711e1e5b3718d804</text:p>
          </table:table-cell>
          <table:table-cell office:value-type="float" office:value="16198276" calcext:value-type="float">
            <text:p>16198276</text:p>
          </table:table-cell>
          <table:table-cell office:value-type="float" office:value="1671205991" calcext:value-type="float">
            <text:p>1671205991</text:p>
          </table:table-cell>
          <table:table-cell office:value-type="string" calcext:value-type="string">
            <text:p>2022-12-16 15:53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86417493906882" calcext:value-type="float">
            <text:p>0.0186417493906882</text:p>
          </table:table-cell>
          <table:table-cell office:value-type="float" office:value="22.6033075537034" calcext:value-type="float">
            <text:p>22.603307553703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4]=&quot;0x7047912c295cd54d6617b5d0d6d8b324a11c91db&quot;;[.F54];[.E54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4];address_lut;2;0);&quot;Other&quot;)" office:value-type="string" office:string-value="Router" calcext:value-type="string">
            <text:p>Router</text:p>
          </table:table-cell>
          <table:table-cell table:formula="of:=IF([.R54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4b03b0aa4b0a777be9714714e20d4a22b911f84865ade3f891201ea9af3b23fa</text:p>
          </table:table-cell>
          <table:table-cell office:value-type="float" office:value="16198286" calcext:value-type="float">
            <text:p>16198286</text:p>
          </table:table-cell>
          <table:table-cell office:value-type="float" office:value="1671206111" calcext:value-type="float">
            <text:p>1671206111</text:p>
          </table:table-cell>
          <table:table-cell office:value-type="string" calcext:value-type="string">
            <text:p>2022-12-16 15:55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174906750124434" calcext:value-type="float">
            <text:p>0.0174906750124434</text:p>
          </table:table-cell>
          <table:table-cell office:value-type="float" office:value="21.2076183593378" calcext:value-type="float">
            <text:p>21.207618359337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5]=&quot;0x7047912c295cd54d6617b5d0d6d8b324a11c91db&quot;;[.F55];[.E55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5];address_lut;2;0);&quot;Other&quot;)" office:value-type="string" office:string-value="Router" calcext:value-type="string">
            <text:p>Router</text:p>
          </table:table-cell>
          <table:table-cell table:formula="of:=IF([.R55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2b86d3b4f76250f21b8629cade4365a33f1febc356f055642814ae7a87cdaaf5</text:p>
          </table:table-cell>
          <table:table-cell office:value-type="float" office:value="16198287" calcext:value-type="float">
            <text:p>16198287</text:p>
          </table:table-cell>
          <table:table-cell office:value-type="float" office:value="1671206123" calcext:value-type="float">
            <text:p>1671206123</text:p>
          </table:table-cell>
          <table:table-cell office:value-type="string" calcext:value-type="string">
            <text:p>2022-12-16 15:55:23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79859555976492" calcext:value-type="float">
            <text:p>0.0179859555976492</text:p>
          </table:table-cell>
          <table:table-cell office:value-type="float" office:value="21.8081510217056" calcext:value-type="float">
            <text:p>21.808151021705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6]=&quot;0x7047912c295cd54d6617b5d0d6d8b324a11c91db&quot;;[.F56];[.E56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6];address_lut;2;0);&quot;Other&quot;)" office:value-type="string" office:string-value="Router" calcext:value-type="string">
            <text:p>Router</text:p>
          </table:table-cell>
          <table:table-cell table:formula="of:=IF([.R56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c90c34c7a0d1cc95a6596d725c478c4f13d2e486424f389580a21ebb5c21e408</text:p>
          </table:table-cell>
          <table:table-cell office:value-type="float" office:value="16198289" calcext:value-type="float">
            <text:p>16198289</text:p>
          </table:table-cell>
          <table:table-cell office:value-type="float" office:value="1671206147" calcext:value-type="float">
            <text:p>1671206147</text:p>
          </table:table-cell>
          <table:table-cell office:value-type="string" calcext:value-type="string">
            <text:p>2022-12-16 15:55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72947499582099" calcext:value-type="float">
            <text:p>0.0172947499582099</text:p>
          </table:table-cell>
          <table:table-cell office:value-type="float" office:value="20.970057271829" calcext:value-type="float">
            <text:p>20.97005727182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7]=&quot;0x7047912c295cd54d6617b5d0d6d8b324a11c91db&quot;;[.F57];[.E57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7];address_lut;2;0);&quot;Other&quot;)" office:value-type="string" office:string-value="Router" calcext:value-type="string">
            <text:p>Router</text:p>
          </table:table-cell>
          <table:table-cell table:formula="of:=IF([.R57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337f07ac88ce1d80478a3c0708acfaac87d93cb1107c4efc98fb974f9fa2e505</text:p>
          </table:table-cell>
          <table:table-cell office:value-type="float" office:value="16198294" calcext:value-type="float">
            <text:p>16198294</text:p>
          </table:table-cell>
          <table:table-cell office:value-type="float" office:value="1671206207" calcext:value-type="float">
            <text:p>1671206207</text:p>
          </table:table-cell>
          <table:table-cell office:value-type="string" calcext:value-type="string">
            <text:p>2022-12-16 15:56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79843639257374" calcext:value-type="float">
            <text:p>0.0179843639257374</text:p>
          </table:table-cell>
          <table:table-cell office:value-type="float" office:value="21.8062211035958" calcext:value-type="float">
            <text:p>21.806221103595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8]=&quot;0x7047912c295cd54d6617b5d0d6d8b324a11c91db&quot;;[.F58];[.E58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8];address_lut;2;0);&quot;Other&quot;)" office:value-type="string" office:string-value="Router" calcext:value-type="string">
            <text:p>Router</text:p>
          </table:table-cell>
          <table:table-cell table:formula="of:=IF([.R58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9b6828270043d0c73d3eba4a3dad755361f94a007edf64c6470e4bf6ed18abd0</text:p>
          </table:table-cell>
          <table:table-cell office:value-type="float" office:value="16198303" calcext:value-type="float">
            <text:p>16198303</text:p>
          </table:table-cell>
          <table:table-cell office:value-type="float" office:value="1671206315" calcext:value-type="float">
            <text:p>1671206315</text:p>
          </table:table-cell>
          <table:table-cell office:value-type="string" calcext:value-type="string">
            <text:p>2022-12-16 15:58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9168621922502" calcext:value-type="float">
            <text:p>0.019168621922502</text:p>
          </table:table-cell>
          <table:table-cell office:value-type="float" office:value="23.2421457672529" calcext:value-type="float">
            <text:p>23.242145767252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59]=&quot;0x7047912c295cd54d6617b5d0d6d8b324a11c91db&quot;;[.F59];[.E59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59];address_lut;2;0);&quot;Other&quot;)" office:value-type="string" office:string-value="Router" calcext:value-type="string">
            <text:p>Router</text:p>
          </table:table-cell>
          <table:table-cell table:formula="of:=IF([.R59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3f898ff3f8c723c84b6bf83450bd400e520c4013388d3d6354aca7a7d05d9b37</text:p>
          </table:table-cell>
          <table:table-cell office:value-type="float" office:value="16198303" calcext:value-type="float">
            <text:p>16198303</text:p>
          </table:table-cell>
          <table:table-cell office:value-type="float" office:value="1671206315" calcext:value-type="float">
            <text:p>1671206315</text:p>
          </table:table-cell>
          <table:table-cell office:value-type="string" calcext:value-type="string">
            <text:p>2022-12-16 15:58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9168621922502" calcext:value-type="float">
            <text:p>0.019168621922502</text:p>
          </table:table-cell>
          <table:table-cell office:value-type="float" office:value="23.2421457672529" calcext:value-type="float">
            <text:p>23.242145767252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0]=&quot;0x7047912c295cd54d6617b5d0d6d8b324a11c91db&quot;;[.F60];[.E60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0];address_lut;2;0);&quot;Other&quot;)" office:value-type="string" office:string-value="Router" calcext:value-type="string">
            <text:p>Router</text:p>
          </table:table-cell>
          <table:table-cell table:formula="of:=IF([.R60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1dd47e0b02353e06332ca763669401cd82d12defcd799234ce5a9af2c9bd72a</text:p>
          </table:table-cell>
          <table:table-cell office:value-type="float" office:value="16198308" calcext:value-type="float">
            <text:p>16198308</text:p>
          </table:table-cell>
          <table:table-cell office:value-type="float" office:value="1671206375" calcext:value-type="float">
            <text:p>1671206375</text:p>
          </table:table-cell>
          <table:table-cell office:value-type="string" calcext:value-type="string">
            <text:p>2022-12-16 15:59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96062673040435" calcext:value-type="float">
            <text:p>0.0196062673040435</text:p>
          </table:table-cell>
          <table:table-cell office:value-type="float" office:value="23.7727951688258" calcext:value-type="float">
            <text:p>23.772795168825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1]=&quot;0x7047912c295cd54d6617b5d0d6d8b324a11c91db&quot;;[.F61];[.E61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1];address_lut;2;0);&quot;Other&quot;)" office:value-type="string" office:string-value="Router" calcext:value-type="string">
            <text:p>Router</text:p>
          </table:table-cell>
          <table:table-cell table:formula="of:=IF([.R61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87309dbbdf3f9fd30a423dc6188e2a00117448f9ac7ff7022c8922b972b2fffd</text:p>
          </table:table-cell>
          <table:table-cell office:value-type="float" office:value="16198309" calcext:value-type="float">
            <text:p>16198309</text:p>
          </table:table-cell>
          <table:table-cell office:value-type="float" office:value="1671206387" calcext:value-type="float">
            <text:p>1671206387</text:p>
          </table:table-cell>
          <table:table-cell office:value-type="string" calcext:value-type="string">
            <text:p>2022-12-16 15:59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95153611965219" calcext:value-type="float">
            <text:p>0.0195153611965219</text:p>
          </table:table-cell>
          <table:table-cell office:value-type="float" office:value="23.6625706043947" calcext:value-type="float">
            <text:p>23.662570604394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2]=&quot;0x7047912c295cd54d6617b5d0d6d8b324a11c91db&quot;;[.F62];[.E62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2];address_lut;2;0);&quot;Other&quot;)" office:value-type="string" office:string-value="Router" calcext:value-type="string">
            <text:p>Router</text:p>
          </table:table-cell>
          <table:table-cell table:formula="of:=IF([.R62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e2e9130d717fad674bc7f5d59b663f3ed9519c2a3ece9f6cf030a4ca38e7dac2</text:p>
          </table:table-cell>
          <table:table-cell office:value-type="float" office:value="16198484" calcext:value-type="float">
            <text:p>16198484</text:p>
          </table:table-cell>
          <table:table-cell office:value-type="float" office:value="1671208487" calcext:value-type="float">
            <text:p>1671208487</text:p>
          </table:table-cell>
          <table:table-cell office:value-type="string" calcext:value-type="string">
            <text:p>2022-12-16 16:34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196972823539814" calcext:value-type="float">
            <text:p>0.0196972823539814</text:p>
          </table:table-cell>
          <table:table-cell office:value-type="float" office:value="23.883151827026" calcext:value-type="float">
            <text:p>23.88315182702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3]=&quot;0x7047912c295cd54d6617b5d0d6d8b324a11c91db&quot;;[.F63];[.E63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3];address_lut;2;0);&quot;Other&quot;)" office:value-type="string" office:string-value="Router" calcext:value-type="string">
            <text:p>Router</text:p>
          </table:table-cell>
          <table:table-cell table:formula="of:=IF([.R63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f6d53369e5ce234fdeae3e511c42cab4cbf3f264cea0b65ef6432936d8c5cfb8</text:p>
          </table:table-cell>
          <table:table-cell office:value-type="float" office:value="16198484" calcext:value-type="float">
            <text:p>16198484</text:p>
          </table:table-cell>
          <table:table-cell office:value-type="float" office:value="1671208487" calcext:value-type="float">
            <text:p>1671208487</text:p>
          </table:table-cell>
          <table:table-cell office:value-type="string" calcext:value-type="string">
            <text:p>2022-12-16 16:34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21622210630514" calcext:value-type="float">
            <text:p>0.0221622210630514</text:p>
          </table:table-cell>
          <table:table-cell office:value-type="float" office:value="26.8719146611604" calcext:value-type="float">
            <text:p>26.871914661160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4]=&quot;0x7047912c295cd54d6617b5d0d6d8b324a11c91db&quot;;[.F64];[.E64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4];address_lut;2;0);&quot;Other&quot;)" office:value-type="string" office:string-value="Router" calcext:value-type="string">
            <text:p>Router</text:p>
          </table:table-cell>
          <table:table-cell table:formula="of:=IF([.R64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41552f8cfccf068cdc261a0f7f964b5e224b2faa1e703384b8697a2647bd29a0</text:p>
          </table:table-cell>
          <table:table-cell office:value-type="float" office:value="16198484" calcext:value-type="float">
            <text:p>16198484</text:p>
          </table:table-cell>
          <table:table-cell office:value-type="float" office:value="1671208487" calcext:value-type="float">
            <text:p>1671208487</text:p>
          </table:table-cell>
          <table:table-cell office:value-type="string" calcext:value-type="string">
            <text:p>2022-12-16 16:34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20380939392947" calcext:value-type="float">
            <text:p>0.0220380939392947</text:p>
          </table:table-cell>
          <table:table-cell office:value-type="float" office:value="26.7214092823342" calcext:value-type="float">
            <text:p>26.721409282334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5]=&quot;0x7047912c295cd54d6617b5d0d6d8b324a11c91db&quot;;[.F65];[.E65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5];address_lut;2;0);&quot;Other&quot;)" office:value-type="string" office:string-value="Router" calcext:value-type="string">
            <text:p>Router</text:p>
          </table:table-cell>
          <table:table-cell table:formula="of:=IF([.R65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7a1ef16f22db37813b367d54ca3f3d80727c7dcee63d8278b21388622778c811</text:p>
          </table:table-cell>
          <table:table-cell office:value-type="float" office:value="16198484" calcext:value-type="float">
            <text:p>16198484</text:p>
          </table:table-cell>
          <table:table-cell office:value-type="float" office:value="1671208487" calcext:value-type="float">
            <text:p>1671208487</text:p>
          </table:table-cell>
          <table:table-cell office:value-type="string" calcext:value-type="string">
            <text:p>2022-12-16 16:34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12323610630514" calcext:value-type="float">
            <text:p>0.0212323610630514</text:p>
          </table:table-cell>
          <table:table-cell office:value-type="float" office:value="25.7444501125604" calcext:value-type="float">
            <text:p>25.744450112560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6]=&quot;0x7047912c295cd54d6617b5d0d6d8b324a11c91db&quot;;[.F66];[.E66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6];address_lut;2;0);&quot;Other&quot;)" office:value-type="string" office:string-value="Router" calcext:value-type="string">
            <text:p>Router</text:p>
          </table:table-cell>
          <table:table-cell table:formula="of:=IF([.R66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9da40a206414abf5687370c280eab80e8da527b53fc7e916c51063869ec0c97</text:p>
          </table:table-cell>
          <table:table-cell office:value-type="float" office:value="16198499" calcext:value-type="float">
            <text:p>16198499</text:p>
          </table:table-cell>
          <table:table-cell office:value-type="float" office:value="1671208667" calcext:value-type="float">
            <text:p>1671208667</text:p>
          </table:table-cell>
          <table:table-cell office:value-type="string" calcext:value-type="string">
            <text:p>2022-12-16 16:37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34579725378226" calcext:value-type="float">
            <text:p>0.0234579725378226</text:p>
          </table:table-cell>
          <table:table-cell office:value-type="float" office:value="28.4430262818352" calcext:value-type="float">
            <text:p>28.443026281835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7]=&quot;0x7047912c295cd54d6617b5d0d6d8b324a11c91db&quot;;[.F67];[.E67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7];address_lut;2;0);&quot;Other&quot;)" office:value-type="string" office:string-value="Router" calcext:value-type="string">
            <text:p>Router</text:p>
          </table:table-cell>
          <table:table-cell table:formula="of:=IF([.R67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bae0c3fb43b8807fa83ee7e82bd3e30e38ef48595064fe71b95613961a1f8a04</text:p>
          </table:table-cell>
          <table:table-cell office:value-type="float" office:value="16198504" calcext:value-type="float">
            <text:p>16198504</text:p>
          </table:table-cell>
          <table:table-cell office:value-type="float" office:value="1671208727" calcext:value-type="float">
            <text:p>1671208727</text:p>
          </table:table-cell>
          <table:table-cell office:value-type="string" calcext:value-type="string">
            <text:p>2022-12-16 16:38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33829592011775" calcext:value-type="float">
            <text:p>0.0233829592011775</text:p>
          </table:table-cell>
          <table:table-cell office:value-type="float" office:value="28.3520718610198" calcext:value-type="float">
            <text:p>28.352071861019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8]=&quot;0x7047912c295cd54d6617b5d0d6d8b324a11c91db&quot;;[.F68];[.E68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8];address_lut;2;0);&quot;Other&quot;)" office:value-type="string" office:string-value="Router" calcext:value-type="string">
            <text:p>Router</text:p>
          </table:table-cell>
          <table:table-cell table:formula="of:=IF([.R68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384df4de4590cafeddfcc22f25be9e646df0e31e528ec5650453614c9842574d</text:p>
          </table:table-cell>
          <table:table-cell office:value-type="float" office:value="16198515" calcext:value-type="float">
            <text:p>16198515</text:p>
          </table:table-cell>
          <table:table-cell office:value-type="float" office:value="1671208859" calcext:value-type="float">
            <text:p>1671208859</text:p>
          </table:table-cell>
          <table:table-cell office:value-type="string" calcext:value-type="string">
            <text:p>2022-12-16 16:40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0641631752337" calcext:value-type="float">
            <text:p>0.020641631752337</text:p>
          </table:table-cell>
          <table:table-cell office:value-type="float" office:value="25.0281849160261" calcext:value-type="float">
            <text:p>25.028184916026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69]=&quot;0x7047912c295cd54d6617b5d0d6d8b324a11c91db&quot;;[.F69];[.E69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69];address_lut;2;0);&quot;Other&quot;)" office:value-type="string" office:string-value="Router" calcext:value-type="string">
            <text:p>Router</text:p>
          </table:table-cell>
          <table:table-cell table:formula="of:=IF([.R69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908d491b1426e2518430f330840f41ff584f7f1b61b92fc027ae703dbd2f4a44</text:p>
          </table:table-cell>
          <table:table-cell office:value-type="float" office:value="16198515" calcext:value-type="float">
            <text:p>16198515</text:p>
          </table:table-cell>
          <table:table-cell office:value-type="float" office:value="1671208859" calcext:value-type="float">
            <text:p>1671208859</text:p>
          </table:table-cell>
          <table:table-cell office:value-type="string" calcext:value-type="string">
            <text:p>2022-12-16 16:40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05273018979472" calcext:value-type="float">
            <text:p>0.0205273018979472</text:p>
          </table:table-cell>
          <table:table-cell office:value-type="float" office:value="24.88955882428" calcext:value-type="float">
            <text:p>24.8895588242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0]=&quot;0x7047912c295cd54d6617b5d0d6d8b324a11c91db&quot;;[.F70];[.E70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0];address_lut;2;0);&quot;Other&quot;)" office:value-type="string" office:string-value="Router" calcext:value-type="string">
            <text:p>Router</text:p>
          </table:table-cell>
          <table:table-cell table:formula="of:=IF([.R70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710130f4f2779cea7665daa3c8f3a8a419e550d04733e74c3772bd4021e3cc81</text:p>
          </table:table-cell>
          <table:table-cell office:value-type="float" office:value="16198519" calcext:value-type="float">
            <text:p>16198519</text:p>
          </table:table-cell>
          <table:table-cell office:value-type="float" office:value="1671208907" calcext:value-type="float">
            <text:p>1671208907</text:p>
          </table:table-cell>
          <table:table-cell office:value-type="string" calcext:value-type="string">
            <text:p>2022-12-16 16:41:47</text:p>
          </table:table-cell>
          <table:table-cell office:value-type="string" calcext:value-type="string">
            <text:p>0x1ff3df865ee1373845897dfe0c2a59b017a35eeb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9025808247648" calcext:value-type="float">
            <text:p>0.00049025808247648</text:p>
          </table:table-cell>
          <table:table-cell office:value-type="float" office:value="0.594442827583557" calcext:value-type="float">
            <text:p>0.59444282758355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596f7520</text:p>
          </table:table-cell>
          <table:table-cell table:formula="of:=IF([.E71]=&quot;0x7047912c295cd54d6617b5d0d6d8b324a11c91db&quot;;[.F71];[.E71])" office:value-type="string" office:string-value="0x1ff3df865ee1373845897dfe0c2a59b017a35eeb" calcext:value-type="string">
            <text:p>0x1ff3df865ee1373845897dfe0c2a59b017a35eeb</text:p>
          </table:table-cell>
          <table:table-cell table:formula="of:=IFERROR(VLOOKUP([.Q71];address_lut;2;0);&quot;Other&quot;)" office:value-type="string" office:string-value="Other" calcext:value-type="string">
            <text:p>Other</text:p>
          </table:table-cell>
          <table:table-cell table:formula="of:=IF([.R71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b12338e814c7d4f9762c418f2b15685103b545a1a1abc2e73a4ade5aa431a692</text:p>
          </table:table-cell>
          <table:table-cell office:value-type="float" office:value="16198521" calcext:value-type="float">
            <text:p>16198521</text:p>
          </table:table-cell>
          <table:table-cell office:value-type="float" office:value="1671208931" calcext:value-type="float">
            <text:p>1671208931</text:p>
          </table:table-cell>
          <table:table-cell office:value-type="string" calcext:value-type="string">
            <text:p>2022-12-16 16:42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24066128861506" calcext:value-type="float">
            <text:p>0.0224066128861506</text:p>
          </table:table-cell>
          <table:table-cell office:value-type="float" office:value="27.1682421905864" calcext:value-type="float">
            <text:p>27.168242190586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2]=&quot;0x7047912c295cd54d6617b5d0d6d8b324a11c91db&quot;;[.F72];[.E72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2];address_lut;2;0);&quot;Other&quot;)" office:value-type="string" office:string-value="Router" calcext:value-type="string">
            <text:p>Router</text:p>
          </table:table-cell>
          <table:table-cell table:formula="of:=IF([.R72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940515b9d9b8590158ecc1109d92e458487f4eab18b26243d4b689e4ebec423a</text:p>
          </table:table-cell>
          <table:table-cell office:value-type="float" office:value="16198546" calcext:value-type="float">
            <text:p>16198546</text:p>
          </table:table-cell>
          <table:table-cell office:value-type="float" office:value="1671209231" calcext:value-type="float">
            <text:p>1671209231</text:p>
          </table:table-cell>
          <table:table-cell office:value-type="string" calcext:value-type="string">
            <text:p>2022-12-16 16:47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02098239272087" calcext:value-type="float">
            <text:p>0.0202098239272087</text:p>
          </table:table-cell>
          <table:table-cell office:value-type="float" office:value="24.5046136099798" calcext:value-type="float">
            <text:p>24.5046136099798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3]=&quot;0x7047912c295cd54d6617b5d0d6d8b324a11c91db&quot;;[.F73];[.E73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3];address_lut;2;0);&quot;Other&quot;)" office:value-type="string" office:string-value="Router" calcext:value-type="string">
            <text:p>Router</text:p>
          </table:table-cell>
          <table:table-cell table:formula="of:=IF([.R73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29f211b583dd15beb5397791277105a72e40e583f5e6bbf39fe031e63f6c0c8c</text:p>
          </table:table-cell>
          <table:table-cell office:value-type="float" office:value="16198550" calcext:value-type="float">
            <text:p>16198550</text:p>
          </table:table-cell>
          <table:table-cell office:value-type="float" office:value="1671209279" calcext:value-type="float">
            <text:p>1671209279</text:p>
          </table:table-cell>
          <table:table-cell office:value-type="string" calcext:value-type="string">
            <text:p>2022-12-16 16:47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16893386160277" calcext:value-type="float">
            <text:p>0.0216893386160277</text:p>
          </table:table-cell>
          <table:table-cell office:value-type="float" office:value="26.2985399653197" calcext:value-type="float">
            <text:p>26.2985399653197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4]=&quot;0x7047912c295cd54d6617b5d0d6d8b324a11c91db&quot;;[.F74];[.E74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4];address_lut;2;0);&quot;Other&quot;)" office:value-type="string" office:string-value="Router" calcext:value-type="string">
            <text:p>Router</text:p>
          </table:table-cell>
          <table:table-cell table:formula="of:=IF([.R74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d5f8c6a854dd2c478860e3f4eb2d5986d8e95a04f4e6fb397d05ec859df9c8db</text:p>
          </table:table-cell>
          <table:table-cell office:value-type="float" office:value="16198553" calcext:value-type="float">
            <text:p>16198553</text:p>
          </table:table-cell>
          <table:table-cell office:value-type="float" office:value="1671209315" calcext:value-type="float">
            <text:p>1671209315</text:p>
          </table:table-cell>
          <table:table-cell office:value-type="string" calcext:value-type="string">
            <text:p>2022-12-16 16:48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42524573340626" calcext:value-type="float">
            <text:p>0.0242524573340626</text:p>
          </table:table-cell>
          <table:table-cell office:value-type="float" office:value="29.4063470421242" calcext:value-type="float">
            <text:p>29.406347042124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5]=&quot;0x7047912c295cd54d6617b5d0d6d8b324a11c91db&quot;;[.F75];[.E75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5];address_lut;2;0);&quot;Other&quot;)" office:value-type="string" office:string-value="Router" calcext:value-type="string">
            <text:p>Router</text:p>
          </table:table-cell>
          <table:table-cell table:formula="of:=IF([.R75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aed10a066db14c74e7444e39a5693fddb65e7f2bfa0fe9c61bb2ebd4405d60d</text:p>
          </table:table-cell>
          <table:table-cell office:value-type="float" office:value="16198558" calcext:value-type="float">
            <text:p>16198558</text:p>
          </table:table-cell>
          <table:table-cell office:value-type="float" office:value="1671209375" calcext:value-type="float">
            <text:p>1671209375</text:p>
          </table:table-cell>
          <table:table-cell office:value-type="string" calcext:value-type="string">
            <text:p>2022-12-16 16:49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48686799291942" calcext:value-type="float">
            <text:p>0.0248686799291942</text:p>
          </table:table-cell>
          <table:table-cell office:value-type="float" office:value="30.1535231009472" calcext:value-type="float">
            <text:p>30.153523100947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6]=&quot;0x7047912c295cd54d6617b5d0d6d8b324a11c91db&quot;;[.F76];[.E76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6];address_lut;2;0);&quot;Other&quot;)" office:value-type="string" office:string-value="Router" calcext:value-type="string">
            <text:p>Router</text:p>
          </table:table-cell>
          <table:table-cell table:formula="of:=IF([.R76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e22a0b8f7b7c59f51b01e956b0a3ad232556a727a40cd7762c59fa1af708bb65</text:p>
          </table:table-cell>
          <table:table-cell office:value-type="float" office:value="16198564" calcext:value-type="float">
            <text:p>16198564</text:p>
          </table:table-cell>
          <table:table-cell office:value-type="float" office:value="1671209447" calcext:value-type="float">
            <text:p>1671209447</text:p>
          </table:table-cell>
          <table:table-cell office:value-type="string" calcext:value-type="string">
            <text:p>2022-12-16 16:50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64346767608707" calcext:value-type="float">
            <text:p>0.0264346767608707</text:p>
          </table:table-cell>
          <table:table-cell office:value-type="float" office:value="32.0523099193234" calcext:value-type="float">
            <text:p>32.052309919323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7]=&quot;0x7047912c295cd54d6617b5d0d6d8b324a11c91db&quot;;[.F77];[.E77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7];address_lut;2;0);&quot;Other&quot;)" office:value-type="string" office:string-value="Router" calcext:value-type="string">
            <text:p>Router</text:p>
          </table:table-cell>
          <table:table-cell table:formula="of:=IF([.R77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210973b3fb30641ce2ade7921ad2a729ece1b9ffecacc81c852180df8f0d4b4a</text:p>
          </table:table-cell>
          <table:table-cell office:value-type="float" office:value="16198569" calcext:value-type="float">
            <text:p>16198569</text:p>
          </table:table-cell>
          <table:table-cell office:value-type="float" office:value="1671209507" calcext:value-type="float">
            <text:p>1671209507</text:p>
          </table:table-cell>
          <table:table-cell office:value-type="string" calcext:value-type="string">
            <text:p>2022-12-16 16:51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251" calcext:value-type="float">
            <text:p>121251</text:p>
          </table:table-cell>
          <table:table-cell office:value-type="float" office:value="0.0246607264386587" calcext:value-type="float">
            <text:p>0.0246607264386587</text:p>
          </table:table-cell>
          <table:table-cell office:value-type="float" office:value="29.9013774141381" calcext:value-type="float">
            <text:p>29.901377414138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8]=&quot;0x7047912c295cd54d6617b5d0d6d8b324a11c91db&quot;;[.F78];[.E78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8];address_lut;2;0);&quot;Other&quot;)" office:value-type="string" office:string-value="Router" calcext:value-type="string">
            <text:p>Router</text:p>
          </table:table-cell>
          <table:table-cell table:formula="of:=IF([.R78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fb85796ba0fe5282886660a055121b3503887b6bd766c6c1b1d580b6085be1ee</text:p>
          </table:table-cell>
          <table:table-cell office:value-type="float" office:value="16198575" calcext:value-type="float">
            <text:p>16198575</text:p>
          </table:table-cell>
          <table:table-cell office:value-type="float" office:value="1671209579" calcext:value-type="float">
            <text:p>1671209579</text:p>
          </table:table-cell>
          <table:table-cell office:value-type="string" calcext:value-type="string">
            <text:p>2022-12-16 16:52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3541245409827" calcext:value-type="float">
            <text:p>0.023541245409827</text:p>
          </table:table-cell>
          <table:table-cell office:value-type="float" office:value="28.5439954718693" calcext:value-type="float">
            <text:p>28.5439954718693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79]=&quot;0x7047912c295cd54d6617b5d0d6d8b324a11c91db&quot;;[.F79];[.E79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79];address_lut;2;0);&quot;Other&quot;)" office:value-type="string" office:string-value="Router" calcext:value-type="string">
            <text:p>Router</text:p>
          </table:table-cell>
          <table:table-cell table:formula="of:=IF([.R79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ee2d3b18bd9cbf19a6c4ea9b83ff1032ae591e1fdb0ca648d26ae839ebc9d494</text:p>
          </table:table-cell>
          <table:table-cell office:value-type="float" office:value="16198578" calcext:value-type="float">
            <text:p>16198578</text:p>
          </table:table-cell>
          <table:table-cell office:value-type="float" office:value="1671209615" calcext:value-type="float">
            <text:p>1671209615</text:p>
          </table:table-cell>
          <table:table-cell office:value-type="string" calcext:value-type="string">
            <text:p>2022-12-16 16:53:35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48774925202434" calcext:value-type="float">
            <text:p>0.0248774925202434</text:p>
          </table:table-cell>
          <table:table-cell office:value-type="float" office:value="30.1642084557203" calcext:value-type="float">
            <text:p>30.1642084557203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80]=&quot;0x7047912c295cd54d6617b5d0d6d8b324a11c91db&quot;;[.F80];[.E80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80];address_lut;2;0);&quot;Other&quot;)" office:value-type="string" office:string-value="Router" calcext:value-type="string">
            <text:p>Router</text:p>
          </table:table-cell>
          <table:table-cell table:formula="of:=IF([.R80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f6b554031572d449017eb256d33423a6ce9b6fe014b08d483300afc7d70e043c</text:p>
          </table:table-cell>
          <table:table-cell office:value-type="float" office:value="16198581" calcext:value-type="float">
            <text:p>16198581</text:p>
          </table:table-cell>
          <table:table-cell office:value-type="float" office:value="1671209651" calcext:value-type="float">
            <text:p>1671209651</text:p>
          </table:table-cell>
          <table:table-cell office:value-type="string" calcext:value-type="string">
            <text:p>2022-12-16 16:54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45056877704501" calcext:value-type="float">
            <text:p>0.0245056877704501</text:p>
          </table:table-cell>
          <table:table-cell office:value-type="float" office:value="29.7133914785485" calcext:value-type="float">
            <text:p>29.713391478548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81]=&quot;0x7047912c295cd54d6617b5d0d6d8b324a11c91db&quot;;[.F81];[.E81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81];address_lut;2;0);&quot;Other&quot;)" office:value-type="string" office:string-value="Router" calcext:value-type="string">
            <text:p>Router</text:p>
          </table:table-cell>
          <table:table-cell table:formula="of:=IF([.R81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ce1da5064b1ff1e5f1c85c7e20742bc12ac19d1eca81fdd11cd85bb2730b8a1b</text:p>
          </table:table-cell>
          <table:table-cell office:value-type="float" office:value="16198590" calcext:value-type="float">
            <text:p>16198590</text:p>
          </table:table-cell>
          <table:table-cell office:value-type="float" office:value="1671209759" calcext:value-type="float">
            <text:p>1671209759</text:p>
          </table:table-cell>
          <table:table-cell office:value-type="string" calcext:value-type="string">
            <text:p>2022-12-16 16:55:59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54397033101386" calcext:value-type="float">
            <text:p>0.0254397033101386</text:p>
          </table:table-cell>
          <table:table-cell office:value-type="float" office:value="30.8458946605761" calcext:value-type="float">
            <text:p>30.8458946605761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82]=&quot;0x7047912c295cd54d6617b5d0d6d8b324a11c91db&quot;;[.F82];[.E82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82];address_lut;2;0);&quot;Other&quot;)" office:value-type="string" office:string-value="Router" calcext:value-type="string">
            <text:p>Router</text:p>
          </table:table-cell>
          <table:table-cell table:formula="of:=IF([.R82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d3ec27bac972123e91f1088910d637440061ea66a6b32a457ac3242ffc1ce38f</text:p>
          </table:table-cell>
          <table:table-cell office:value-type="float" office:value="16198596" calcext:value-type="float">
            <text:p>16198596</text:p>
          </table:table-cell>
          <table:table-cell office:value-type="float" office:value="1671209831" calcext:value-type="float">
            <text:p>1671209831</text:p>
          </table:table-cell>
          <table:table-cell office:value-type="string" calcext:value-type="string">
            <text:p>2022-12-16 16:57:11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5.1" calcext:value-type="float">
            <text:p>12125.1</text:p>
          </table:table-cell>
          <table:table-cell office:value-type="float" office:value="0.0247597435687742" calcext:value-type="float">
            <text:p>0.0247597435687742</text:p>
          </table:table-cell>
          <table:table-cell office:value-type="float" office:value="30.0214366745744" calcext:value-type="float">
            <text:p>30.0214366745744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83]=&quot;0x7047912c295cd54d6617b5d0d6d8b324a11c91db&quot;;[.F83];[.E83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83];address_lut;2;0);&quot;Other&quot;)" office:value-type="string" office:string-value="Router" calcext:value-type="string">
            <text:p>Router</text:p>
          </table:table-cell>
          <table:table-cell table:formula="of:=IF([.R83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d20e3944a750b0547069f6ca97766eddfc62a5f121ad389c8d3a433f7d9915ea</text:p>
          </table:table-cell>
          <table:table-cell office:value-type="float" office:value="16198619" calcext:value-type="float">
            <text:p>16198619</text:p>
          </table:table-cell>
          <table:table-cell office:value-type="float" office:value="1671210107" calcext:value-type="float">
            <text:p>1671210107</text:p>
          </table:table-cell>
          <table:table-cell office:value-type="string" calcext:value-type="string">
            <text:p>2022-12-16 17:01:47</text:p>
          </table:table-cell>
          <table:table-cell office:value-type="string" calcext:value-type="string">
            <text:p>0x1ff3df865ee1373845897dfe0c2a59b017a35eeb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0213182514416" calcext:value-type="float">
            <text:p>0.00070213182514416</text:p>
          </table:table-cell>
          <table:table-cell office:value-type="float" office:value="0.851341859305545" calcext:value-type="float">
            <text:p>0.85134185930554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596f7520</text:p>
          </table:table-cell>
          <table:table-cell table:formula="of:=IF([.E84]=&quot;0x7047912c295cd54d6617b5d0d6d8b324a11c91db&quot;;[.F84];[.E84])" office:value-type="string" office:string-value="0x1ff3df865ee1373845897dfe0c2a59b017a35eeb" calcext:value-type="string">
            <text:p>0x1ff3df865ee1373845897dfe0c2a59b017a35eeb</text:p>
          </table:table-cell>
          <table:table-cell table:formula="of:=IFERROR(VLOOKUP([.Q84];address_lut;2;0);&quot;Other&quot;)" office:value-type="string" office:string-value="Other" calcext:value-type="string">
            <text:p>Other</text:p>
          </table:table-cell>
          <table:table-cell table:formula="of:=IF([.R84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d7a230f1228d2a34797a53f5bdca93ace699ea07b60670a56d396871a95137e9</text:p>
          </table:table-cell>
          <table:table-cell office:value-type="float" office:value="16198634" calcext:value-type="float">
            <text:p>16198634</text:p>
          </table:table-cell>
          <table:table-cell office:value-type="float" office:value="1671210287" calcext:value-type="float">
            <text:p>1671210287</text:p>
          </table:table-cell>
          <table:table-cell office:value-type="string" calcext:value-type="string">
            <text:p>2022-12-16 17:04:47</text:p>
          </table:table-cell>
          <table:table-cell office:value-type="string" calcext:value-type="string">
            <text:p>0x7047912c295cd54d6617b5d0d6d8b324a11c91db</text:p>
          </table:table-cell>
          <table:table-cell office:value-type="string" calcext:value-type="string">
            <text:p>0xd90e2f925da726b50c4ed8d0fb90ad053324f31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.51" calcext:value-type="float">
            <text:p>1212.51</text:p>
          </table:table-cell>
          <table:table-cell office:value-type="float" office:value="0.0273190448299711" calcext:value-type="float">
            <text:p>0.0273190448299711</text:p>
          </table:table-cell>
          <table:table-cell office:value-type="float" office:value="33.1246150467882" calcext:value-type="float">
            <text:p>33.1246150467882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Deposit</text:p>
          </table:table-cell>
          <table:table-cell table:formula="of:=IF([.E85]=&quot;0x7047912c295cd54d6617b5d0d6d8b324a11c91db&quot;;[.F85];[.E85])" office:value-type="string" office:string-value="0xd90e2f925da726b50c4ed8d0fb90ad053324f31b" calcext:value-type="string">
            <text:p>0xd90e2f925da726b50c4ed8d0fb90ad053324f31b</text:p>
          </table:table-cell>
          <table:table-cell table:formula="of:=IFERROR(VLOOKUP([.Q85];address_lut;2;0);&quot;Other&quot;)" office:value-type="string" office:string-value="Router" calcext:value-type="string">
            <text:p>Router</text:p>
          </table:table-cell>
          <table:table-cell table:formula="of:=IF([.R85]=&quot;Router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b0789d3aa78c951f7dbc04e2eaff67a74cd5a461cd3f68133f2b3ed7bf940075</text:p>
          </table:table-cell>
          <table:table-cell office:value-type="float" office:value="16198644" calcext:value-type="float">
            <text:p>16198644</text:p>
          </table:table-cell>
          <table:table-cell office:value-type="float" office:value="1671210407" calcext:value-type="float">
            <text:p>1671210407</text:p>
          </table:table-cell>
          <table:table-cell office:value-type="string" calcext:value-type="string">
            <text:p>2022-12-16 17:06:47</text:p>
          </table:table-cell>
          <table:table-cell office:value-type="string" calcext:value-type="string">
            <text:p>0x1ca3fba29d4764df81bdd10d8a6ebfdefce4fe7c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649897463044912" calcext:value-type="float">
            <text:p>0.000649897463044912</text:p>
          </table:table-cell>
          <table:table-cell office:value-type="float" office:value="0.788007172916586" calcext:value-type="float">
            <text:p>0.788007172916586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486920f0</text:p>
          </table:table-cell>
          <table:table-cell table:formula="of:=IF([.E86]=&quot;0x7047912c295cd54d6617b5d0d6d8b324a11c91db&quot;;[.F86];[.E86])" office:value-type="string" office:string-value="0x1ca3fba29d4764df81bdd10d8a6ebfdefce4fe7c" calcext:value-type="string">
            <text:p>0x1ca3fba29d4764df81bdd10d8a6ebfdefce4fe7c</text:p>
          </table:table-cell>
          <table:table-cell table:formula="of:=IFERROR(VLOOKUP([.Q86];address_lut;2;0);&quot;Other&quot;)" office:value-type="string" office:string-value="Other" calcext:value-type="string">
            <text:p>Other</text:p>
          </table:table-cell>
          <table:table-cell table:formula="of:=IF([.R86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0efa3dead51387c5b7f24f21fd45dfb76b5960e726ecb213e5208287212fa35</text:p>
          </table:table-cell>
          <table:table-cell office:value-type="float" office:value="16198661" calcext:value-type="float">
            <text:p>16198661</text:p>
          </table:table-cell>
          <table:table-cell office:value-type="float" office:value="1671210611" calcext:value-type="float">
            <text:p>1671210611</text:p>
          </table:table-cell>
          <table:table-cell office:value-type="string" calcext:value-type="string">
            <text:p>2022-12-16 17:10:11</text:p>
          </table:table-cell>
          <table:table-cell office:value-type="string" calcext:value-type="string">
            <text:p>0x1ca3fba29d4764df81bdd10d8a6ebfdefce4fe7c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61489357107444" calcext:value-type="float">
            <text:p>0.00061489357107444</text:p>
          </table:table-cell>
          <table:table-cell office:value-type="float" office:value="0.745564603863469" calcext:value-type="float">
            <text:p>0.74556460386346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48692061</text:p>
          </table:table-cell>
          <table:table-cell table:formula="of:=IF([.E87]=&quot;0x7047912c295cd54d6617b5d0d6d8b324a11c91db&quot;;[.F87];[.E87])" office:value-type="string" office:string-value="0x1ca3fba29d4764df81bdd10d8a6ebfdefce4fe7c" calcext:value-type="string">
            <text:p>0x1ca3fba29d4764df81bdd10d8a6ebfdefce4fe7c</text:p>
          </table:table-cell>
          <table:table-cell table:formula="of:=IFERROR(VLOOKUP([.Q87];address_lut;2;0);&quot;Other&quot;)" office:value-type="string" office:string-value="Other" calcext:value-type="string">
            <text:p>Other</text:p>
          </table:table-cell>
          <table:table-cell table:formula="of:=IF([.R87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bd1f7f2b5db694f6641f48d9e357507999b6c277b46e7469647e321a6e3fde3</text:p>
          </table:table-cell>
          <table:table-cell office:value-type="float" office:value="16198680" calcext:value-type="float">
            <text:p>16198680</text:p>
          </table:table-cell>
          <table:table-cell office:value-type="float" office:value="1671210839" calcext:value-type="float">
            <text:p>1671210839</text:p>
          </table:table-cell>
          <table:table-cell office:value-type="string" calcext:value-type="string">
            <text:p>2022-12-16 17:13:59</text:p>
          </table:table-cell>
          <table:table-cell office:value-type="string" calcext:value-type="string">
            <text:p>0x1ca3fba29d4764df81bdd10d8a6ebfdefce4fe7c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19715932571648" calcext:value-type="float">
            <text:p>0.000719715932571648</text:p>
          </table:table-cell>
          <table:table-cell office:value-type="float" office:value="0.872662765402449" calcext:value-type="float">
            <text:p>0.872662765402449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426f7373</text:p>
          </table:table-cell>
          <table:table-cell table:formula="of:=IF([.E88]=&quot;0x7047912c295cd54d6617b5d0d6d8b324a11c91db&quot;;[.F88];[.E88])" office:value-type="string" office:string-value="0x1ca3fba29d4764df81bdd10d8a6ebfdefce4fe7c" calcext:value-type="string">
            <text:p>0x1ca3fba29d4764df81bdd10d8a6ebfdefce4fe7c</text:p>
          </table:table-cell>
          <table:table-cell table:formula="of:=IFERROR(VLOOKUP([.Q88];address_lut;2;0);&quot;Other&quot;)" office:value-type="string" office:string-value="Other" calcext:value-type="string">
            <text:p>Other</text:p>
          </table:table-cell>
          <table:table-cell table:formula="of:=IF([.R88]=&quot;Router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8a1d0ce1afdfcfada5dc0b6b01ace44a9e653f7fc4c26b555121c6a73e27119</text:p>
          </table:table-cell>
          <table:table-cell office:value-type="float" office:value="16198718" calcext:value-type="float">
            <text:p>16198718</text:p>
          </table:table-cell>
          <table:table-cell office:value-type="float" office:value="1671211307" calcext:value-type="float">
            <text:p>1671211307</text:p>
          </table:table-cell>
          <table:table-cell office:value-type="string" calcext:value-type="string">
            <text:p>2022-12-16 17:21:47</text:p>
          </table:table-cell>
          <table:table-cell office:value-type="string" calcext:value-type="string">
            <text:p>0x1ca3fba29d4764df81bdd10d8a6ebfdefce4fe7c</text:p>
          </table:table-cell>
          <table:table-cell office:value-type="string" calcext:value-type="string">
            <text:p>0x7047912c295cd54d6617b5d0d6d8b324a11c91d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68547417163976" calcext:value-type="float">
            <text:p>0.00068547417163976</text:p>
          </table:table-cell>
          <table:table-cell office:value-type="float" office:value="0.831144287854925" calcext:value-type="float">
            <text:p>0.831144287854925</text:p>
          </table:table-cell>
          <table:table-cell office:value-type="float" office:value="1167.85" calcext:value-type="float">
            <text:p>1167.85</text:p>
          </table:table-cell>
          <table:table-cell table:number-columns-repeated="2"/>
          <table:table-cell office:value-type="string" calcext:value-type="string">
            <text:p>0x43616e20</text:p>
          </table:table-cell>
          <table:table-cell table:formula="of:=IF([.E89]=&quot;0x7047912c295cd54d6617b5d0d6d8b324a11c91db&quot;;[.F89];[.E89])" office:value-type="string" office:string-value="0x1ca3fba29d4764df81bdd10d8a6ebfdefce4fe7c" calcext:value-type="string">
            <text:p>0x1ca3fba29d4764df81bdd10d8a6ebfdefce4fe7c</text:p>
          </table:table-cell>
          <table:table-cell table:formula="of:=IFERROR(VLOOKUP([.Q89];address_lut;2;0);&quot;Other&quot;)" office:value-type="string" office:string-value="Other" calcext:value-type="string">
            <text:p>Other</text:p>
          </table:table-cell>
          <table:table-cell table:formula="of:=IF([.R89]=&quot;Router&quot;;1;0)" office:value-type="float" office:value="0" calcext:value-type="float">
            <text:p>0</text:p>
          </table:table-cell>
        </table:table-row>
      </table:table>
      <table:table table:name="Tornado Cash Interactions - Pivot" table:style-name="ta1">
        <table:table-column table:style-name="co18" table:default-cell-style-name="ce4"/>
        <table:table-column table:style-name="co18" table:default-cell-style-name="ce10"/>
        <table:table-column table:style-name="co19" table:default-cell-style-name="ce16"/>
        <table:table-column table:style-name="co18" table:default-cell-style-name="ce22"/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label</text:p>
          </table:table-cell>
          <table:table-cell table:style-name="ce9" office:value-type="string" calcext:value-type="string">
            <text:p>Value_OUT(ETH)</text:p>
          </table:table-cell>
          <table:table-cell table:style-name="ce15" office:value-type="string" calcext:value-type="string">
            <text:p>Sum - Value_OUT(ETH)</text:p>
          </table:table-cell>
          <table:table-cell table:style-name="ce21" office:value-type="string" calcext:value-type="string">
            <text:p>Count - Value_OUT(ETH)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190" calcext:value-type="float">
            <text:p>190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6"/>
          <table:table-cell table:style-name="ce12" office:value-type="float" office:value="100" calcext:value-type="float">
            <text:p>100</text:p>
          </table:table-cell>
          <table:table-cell table:style-name="ce18" office:value-type="float" office:value="1900" calcext:value-type="float">
            <text:p>1900</text:p>
          </table:table-cell>
          <table:table-cell table:style-name="ce24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#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6"/>
          <table:table-cell table:style-name="ce12" office:value-type="float" office:value="0.05" calcext:value-type="float">
            <text:p>0.05</text:p>
          </table:table-cell>
          <table:table-cell table:style-name="ce18" office:value-type="float" office:value="0.05" calcext:value-type="float">
            <text:p>0.05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2091.05" calcext:value-type="float">
            <text:p>2091.05</text:p>
          </table:table-cell>
          <table:table-cell table:style-name="ce25" office:value-type="float" office:value="88" calcext:value-type="float">
            <text:p>88</text:p>
          </table:table-cell>
        </table:table-row>
      </table:table>
      <table:table table:name="TC Address Lookup" table:style-name="ta1">
        <table:table-column table:style-name="co20" table:default-cell-style-name="Default"/>
        <table:table-column table:style-name="co21" table:default-cell-style-name="Default"/>
        <table:table-column table:style-name="co18" table:number-columns-repeated="7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94A1B5CdB22c43faab4AbEb5c74999895464Ddaf</text:p>
          </table:table-cell>
          <table:table-cell office:value-type="string" calcext:value-type="string">
            <text:p>Mixer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b541fc07bC7619fD4062A54d96268525cBC6FfEF</text:p>
          </table:table-cell>
          <table:table-cell office:value-type="string" calcext:value-type="string">
            <text:p>Mixer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2D66f87A04A9E220743712cE6d9bB1B5616B8Fc</text:p>
          </table:table-cell>
          <table:table-cell office:value-type="string" calcext:value-type="string">
            <text:p>0.1 E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47CE0C6eD5B0Ce3d3A51fdb1C52DC66a7c3c2936</text:p>
          </table:table-cell>
          <table:table-cell office:value-type="string" calcext:value-type="string">
            <text:p>1 E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910Cbd523D972eb0a6f4cAe4618aD62622b39DbF</text:p>
          </table:table-cell>
          <table:table-cell office:value-type="string" calcext:value-type="string">
            <text:p>10 E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A160cdAB225685dA1d56aa342Ad8841c3b53f291</text:p>
          </table:table-cell>
          <table:table-cell office:value-type="string" calcext:value-type="string">
            <text:p>100 E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d90e2f925DA726b50C4Ed8D0Fb90Ad053324F31b</text:p>
          </table:table-cell>
          <table:table-cell office:value-type="string" calcext:value-type="string">
            <text:p>Router</text:p>
          </table:table-cell>
          <table:table-cell table:number-columns-repeated="7"/>
          <table:table-cell table:style-name="ce26"/>
        </table:table-row>
      </table:table>
      <table:table table:name="100ETH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29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lock </text:p>
          </table:table-cell>
          <table:table-cell table:style-name="Default" office:value-type="string" calcext:value-type="string">
            <text:p>Date Time (UTC)</text:p>
          </table:table-cell>
          <table:table-cell office:value-type="string" calcext:value-type="string">
            <text:p>Parent Txn Hash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To 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levant bloc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196296" calcext:value-type="float">
            <text:p>16196296</text:p>
          </table:table-cell>
          <table:table-cell office:value-type="date" office:date-value="2022-12-16T09:14:59" calcext:value-type="date">
            <text:p>2022-12-16 09:14:59</text:p>
          </table:table-cell>
          <table:table-cell office:value-type="string" calcext:value-type="string">
            <text:p>0xfee04527bccc7d0eca7ac76f0d09607f66b40fb7b2817c370b5424f572bf6e22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9529530998985" calcext:value-type="float">
            <text:p>0.39529530998985</text:p>
          </table:table-cell>
          <table:table-cell table:formula="of:=IFERROR(VLOOKUP([.B2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196296" calcext:value-type="float">
            <text:p>16196296</text:p>
          </table:table-cell>
          <table:table-cell office:value-type="date" office:date-value="2022-12-16T09:14:59" calcext:value-type="date">
            <text:p>2022-12-16 09:14:59</text:p>
          </table:table-cell>
          <table:table-cell office:value-type="string" calcext:value-type="string">
            <text:p>0xfee04527bccc7d0eca7ac76f0d09607f66b40fb7b2817c370b5424f572bf6e22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294d9d03467ce2de2c1d122e41b093c5d3bcee1f</text:p>
          </table:table-cell>
          <table:table-cell office:value-type="float" office:value="99.6047046900102" calcext:value-type="float">
            <text:p>99.6047046900102</text:p>
          </table:table-cell>
          <table:table-cell table:formula="of:=IFERROR(VLOOKUP([.B3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196306" calcext:value-type="float">
            <text:p>16196306</text:p>
          </table:table-cell>
          <table:table-cell office:value-type="date" office:date-value="2022-12-16T09:17:11" calcext:value-type="date">
            <text:p>2022-12-16 09:17:11</text:p>
          </table:table-cell>
          <table:table-cell office:value-type="string" calcext:value-type="string">
            <text:p>0x4f61a3ead2d61b8e356f57d5d399dcc73ed3b4b205ea3814fef3765b1f3ee08b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9556640559815" calcext:value-type="float">
            <text:p>0.39556640559815</text:p>
          </table:table-cell>
          <table:table-cell table:formula="of:=IFERROR(VLOOKUP([.B4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196306" calcext:value-type="float">
            <text:p>16196306</text:p>
          </table:table-cell>
          <table:table-cell office:value-type="date" office:date-value="2022-12-16T09:17:11" calcext:value-type="date">
            <text:p>2022-12-16 09:17:11</text:p>
          </table:table-cell>
          <table:table-cell office:value-type="string" calcext:value-type="string">
            <text:p>0x4f61a3ead2d61b8e356f57d5d399dcc73ed3b4b205ea3814fef3765b1f3ee08b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fd2ffb8cf5093fed47946653024c79336cbaf244</text:p>
          </table:table-cell>
          <table:table-cell office:value-type="float" office:value="99.6044335944019" calcext:value-type="float">
            <text:p>99.6044335944019</text:p>
          </table:table-cell>
          <table:table-cell table:formula="of:=IFERROR(VLOOKUP([.B5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196348" calcext:value-type="float">
            <text:p>16196348</text:p>
          </table:table-cell>
          <table:table-cell office:value-type="date" office:date-value="2022-12-16T09:25:35" calcext:value-type="date">
            <text:p>2022-12-16 09:25:35</text:p>
          </table:table-cell>
          <table:table-cell office:value-type="string" calcext:value-type="string">
            <text:p>0x40a4c6e1fd1cb4fd7a583a237041f5d9f38dc73030f4e54cdd05d0747e5a0dbe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9045929650975" calcext:value-type="float">
            <text:p>0.39045929650975</text:p>
          </table:table-cell>
          <table:table-cell table:formula="of:=IFERROR(VLOOKUP([.B6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196348" calcext:value-type="float">
            <text:p>16196348</text:p>
          </table:table-cell>
          <table:table-cell office:value-type="date" office:date-value="2022-12-16T09:25:35" calcext:value-type="date">
            <text:p>2022-12-16 09:25:35</text:p>
          </table:table-cell>
          <table:table-cell office:value-type="string" calcext:value-type="string">
            <text:p>0x40a4c6e1fd1cb4fd7a583a237041f5d9f38dc73030f4e54cdd05d0747e5a0dbe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417a9f73049a4be3aa20217601e7694bd906392e</text:p>
          </table:table-cell>
          <table:table-cell office:value-type="float" office:value="99.6095407034903" calcext:value-type="float">
            <text:p>99.6095407034903</text:p>
          </table:table-cell>
          <table:table-cell table:formula="of:=IFERROR(VLOOKUP([.B7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196356" calcext:value-type="float">
            <text:p>16196356</text:p>
          </table:table-cell>
          <table:table-cell office:value-type="date" office:date-value="2022-12-16T09:27:11" calcext:value-type="date">
            <text:p>2022-12-16 09:27:11</text:p>
          </table:table-cell>
          <table:table-cell office:value-type="string" calcext:value-type="string">
            <text:p>0x0a38988e666b16a08c9f2a871cb4e81db6ba4fc657fdbb158d7c610a1de9626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959604191865" calcext:value-type="float">
            <text:p>0.38959604191865</text:p>
          </table:table-cell>
          <table:table-cell table:formula="of:=IFERROR(VLOOKUP([.B8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196356" calcext:value-type="float">
            <text:p>16196356</text:p>
          </table:table-cell>
          <table:table-cell office:value-type="date" office:date-value="2022-12-16T09:27:11" calcext:value-type="date">
            <text:p>2022-12-16 09:27:11</text:p>
          </table:table-cell>
          <table:table-cell office:value-type="string" calcext:value-type="string">
            <text:p>0x0a38988e666b16a08c9f2a871cb4e81db6ba4fc657fdbb158d7c610a1de9626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a7f0195b8144b18e88ed4c88e18302d98be90caa</text:p>
          </table:table-cell>
          <table:table-cell office:value-type="float" office:value="99.6104039580814" calcext:value-type="float">
            <text:p>99.6104039580814</text:p>
          </table:table-cell>
          <table:table-cell table:formula="of:=IFERROR(VLOOKUP([.B9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196479" calcext:value-type="float">
            <text:p>16196479</text:p>
          </table:table-cell>
          <table:table-cell office:value-type="date" office:date-value="2022-12-16T09:51:47" calcext:value-type="date">
            <text:p>2022-12-16 09:51:47</text:p>
          </table:table-cell>
          <table:table-cell office:value-type="string" calcext:value-type="string">
            <text:p>0xb8af0b8fbe24b9d05ca7cc6a79e15b21fe98f6e016670eb1de71f12276bca501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86993842771" calcext:value-type="float">
            <text:p>0.3886993842771</text:p>
          </table:table-cell>
          <table:table-cell table:formula="of:=IFERROR(VLOOKUP([.B10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196479" calcext:value-type="float">
            <text:p>16196479</text:p>
          </table:table-cell>
          <table:table-cell office:value-type="date" office:date-value="2022-12-16T09:51:47" calcext:value-type="date">
            <text:p>2022-12-16 09:51:47</text:p>
          </table:table-cell>
          <table:table-cell office:value-type="string" calcext:value-type="string">
            <text:p>0xb8af0b8fbe24b9d05ca7cc6a79e15b21fe98f6e016670eb1de71f12276bca501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255744273dfd6a446d783faaa8b8df9bc4af0d29</text:p>
          </table:table-cell>
          <table:table-cell office:value-type="float" office:value="99.6113006157229" calcext:value-type="float">
            <text:p>99.6113006157229</text:p>
          </table:table-cell>
          <table:table-cell table:formula="of:=IFERROR(VLOOKUP([.B11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196491" calcext:value-type="float">
            <text:p>16196491</text:p>
          </table:table-cell>
          <table:table-cell office:value-type="date" office:date-value="2022-12-16T09:54:11" calcext:value-type="date">
            <text:p>2022-12-16 09:54:11</text:p>
          </table:table-cell>
          <table:table-cell office:value-type="string" calcext:value-type="string">
            <text:p>0x24e2bb792ca78d2403c3fc224da54a5094dfc42ee07e891937ee921d53977a6d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87865220487" calcext:value-type="float">
            <text:p>0.3887865220487</text:p>
          </table:table-cell>
          <table:table-cell table:formula="of:=IFERROR(VLOOKUP([.B12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196491" calcext:value-type="float">
            <text:p>16196491</text:p>
          </table:table-cell>
          <table:table-cell office:value-type="date" office:date-value="2022-12-16T09:54:11" calcext:value-type="date">
            <text:p>2022-12-16 09:54:11</text:p>
          </table:table-cell>
          <table:table-cell office:value-type="string" calcext:value-type="string">
            <text:p>0x24e2bb792ca78d2403c3fc224da54a5094dfc42ee07e891937ee921d53977a6d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9bd5ea2972570ac9557e2c4d2ebf09bee5387de2</text:p>
          </table:table-cell>
          <table:table-cell office:value-type="float" office:value="99.6112134779513" calcext:value-type="float">
            <text:p>99.6112134779513</text:p>
          </table:table-cell>
          <table:table-cell table:formula="of:=IFERROR(VLOOKUP([.B13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196506" calcext:value-type="float">
            <text:p>16196506</text:p>
          </table:table-cell>
          <table:table-cell office:value-type="date" office:date-value="2022-12-16T09:57:11" calcext:value-type="date">
            <text:p>2022-12-16 09:57:11</text:p>
          </table:table-cell>
          <table:table-cell office:value-type="string" calcext:value-type="string">
            <text:p>0x4c22b10ddbc6167527daba1781287c8947196709819e96f2c60b0151fe7cb0a9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85559959441" calcext:value-type="float">
            <text:p>0.3885559959441</text:p>
          </table:table-cell>
          <table:table-cell table:formula="of:=IFERROR(VLOOKUP([.B14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96506" calcext:value-type="float">
            <text:p>16196506</text:p>
          </table:table-cell>
          <table:table-cell office:value-type="date" office:date-value="2022-12-16T09:57:11" calcext:value-type="date">
            <text:p>2022-12-16 09:57:11</text:p>
          </table:table-cell>
          <table:table-cell office:value-type="string" calcext:value-type="string">
            <text:p>0x4c22b10ddbc6167527daba1781287c8947196709819e96f2c60b0151fe7cb0a9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c3b0c17747ee6d4576786c73417b28a8f6793e85</text:p>
          </table:table-cell>
          <table:table-cell office:value-type="float" office:value="99.6114440040559" calcext:value-type="float">
            <text:p>99.6114440040559</text:p>
          </table:table-cell>
          <table:table-cell table:formula="of:=IFERROR(VLOOKUP([.B15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96520" calcext:value-type="float">
            <text:p>16196520</text:p>
          </table:table-cell>
          <table:table-cell office:value-type="date" office:date-value="2022-12-16T09:59:59" calcext:value-type="date">
            <text:p>2022-12-16 09:59:59</text:p>
          </table:table-cell>
          <table:table-cell office:value-type="string" calcext:value-type="string">
            <text:p>0xea03128012ee0e0fb2615a4b5ef5b96f4fa052f39f9d8fdeae6a0288bc68848f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88918822806" calcext:value-type="float">
            <text:p>0.3888918822806</text:p>
          </table:table-cell>
          <table:table-cell table:formula="of:=IFERROR(VLOOKUP([.B16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196520" calcext:value-type="float">
            <text:p>16196520</text:p>
          </table:table-cell>
          <table:table-cell office:value-type="date" office:date-value="2022-12-16T09:59:59" calcext:value-type="date">
            <text:p>2022-12-16 09:59:59</text:p>
          </table:table-cell>
          <table:table-cell office:value-type="string" calcext:value-type="string">
            <text:p>0xea03128012ee0e0fb2615a4b5ef5b96f4fa052f39f9d8fdeae6a0288bc68848f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7f6689e97b8cc1f3c96ca04b22b04ff66551ef4d</text:p>
          </table:table-cell>
          <table:table-cell office:value-type="float" office:value="99.6111081177194" calcext:value-type="float">
            <text:p>99.6111081177194</text:p>
          </table:table-cell>
          <table:table-cell table:formula="of:=IFERROR(VLOOKUP([.B17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196530" calcext:value-type="float">
            <text:p>16196530</text:p>
          </table:table-cell>
          <table:table-cell office:value-type="date" office:date-value="2022-12-16T10:01:59" calcext:value-type="date">
            <text:p>2022-12-16 10:01:59</text:p>
          </table:table-cell>
          <table:table-cell office:value-type="string" calcext:value-type="string">
            <text:p>0x468af01ffc682bcee06ea56643fd005421452ef09685150dd48d595a758e83a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62e142f218585827436f59997c301f7040396ad4</text:p>
          </table:table-cell>
          <table:table-cell office:value-type="float" office:value="0.31110311193695" calcext:value-type="float">
            <text:p>0.31110311193695</text:p>
          </table:table-cell>
          <table:table-cell table:formula="of:=IFERROR(VLOOKUP([.B18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196530" calcext:value-type="float">
            <text:p>16196530</text:p>
          </table:table-cell>
          <table:table-cell office:value-type="date" office:date-value="2022-12-16T10:01:59" calcext:value-type="date">
            <text:p>2022-12-16 10:01:59</text:p>
          </table:table-cell>
          <table:table-cell office:value-type="string" calcext:value-type="string">
            <text:p>0x468af01ffc682bcee06ea56643fd005421452ef09685150dd48d595a758e83a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a40e4202f88c226177975fcd53d623defcc9b4c5</text:p>
          </table:table-cell>
          <table:table-cell office:value-type="float" office:value="99.6888968880631" calcext:value-type="float">
            <text:p>99.6888968880631</text:p>
          </table:table-cell>
          <table:table-cell table:formula="of:=IFERROR(VLOOKUP([.B19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96542" calcext:value-type="float">
            <text:p>16196542</text:p>
          </table:table-cell>
          <table:table-cell office:value-type="date" office:date-value="2022-12-16T10:04:23" calcext:value-type="date">
            <text:p>2022-12-16 10:04:23</text:p>
          </table:table-cell>
          <table:table-cell office:value-type="string" calcext:value-type="string">
            <text:p>0xbb27d842c2303e353218939c62b4fd5db80476a5853e2a3fc9c80ceaebb4f751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62e142f218585827436f59997c301f7040396ad4</text:p>
          </table:table-cell>
          <table:table-cell office:value-type="float" office:value="0.31041548311595" calcext:value-type="float">
            <text:p>0.31041548311595</text:p>
          </table:table-cell>
          <table:table-cell table:formula="of:=IFERROR(VLOOKUP([.B20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96542" calcext:value-type="float">
            <text:p>16196542</text:p>
          </table:table-cell>
          <table:table-cell office:value-type="date" office:date-value="2022-12-16T10:04:23" calcext:value-type="date">
            <text:p>2022-12-16 10:04:23</text:p>
          </table:table-cell>
          <table:table-cell office:value-type="string" calcext:value-type="string">
            <text:p>0xbb27d842c2303e353218939c62b4fd5db80476a5853e2a3fc9c80ceaebb4f751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54a828c12a89b8483d98386c82876613c7bba224</text:p>
          </table:table-cell>
          <table:table-cell office:value-type="float" office:value="99.689584516884" calcext:value-type="float">
            <text:p>99.689584516884</text:p>
          </table:table-cell>
          <table:table-cell table:formula="of:=IFERROR(VLOOKUP([.B21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196559" calcext:value-type="float">
            <text:p>16196559</text:p>
          </table:table-cell>
          <table:table-cell office:value-type="date" office:date-value="2022-12-16T10:07:47" calcext:value-type="date">
            <text:p>2022-12-16 10:07:47</text:p>
          </table:table-cell>
          <table:table-cell office:value-type="string" calcext:value-type="string">
            <text:p>0xbe2aa5ec18d2d8b8855f169a5d3259f4e4acb292b2d230b48e7088a0d4b169e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62e142f218585827436f59997c301f7040396ad4</text:p>
          </table:table-cell>
          <table:table-cell office:value-type="float" office:value="0.30984696562025" calcext:value-type="float">
            <text:p>0.30984696562025</text:p>
          </table:table-cell>
          <table:table-cell table:formula="of:=IFERROR(VLOOKUP([.B22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196559" calcext:value-type="float">
            <text:p>16196559</text:p>
          </table:table-cell>
          <table:table-cell office:value-type="date" office:date-value="2022-12-16T10:07:47" calcext:value-type="date">
            <text:p>2022-12-16 10:07:47</text:p>
          </table:table-cell>
          <table:table-cell office:value-type="string" calcext:value-type="string">
            <text:p>0xbe2aa5ec18d2d8b8855f169a5d3259f4e4acb292b2d230b48e7088a0d4b169e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a656bbe7d911838d1e2d8a0ead4e71e8879373aa</text:p>
          </table:table-cell>
          <table:table-cell office:value-type="float" office:value="99.6901530343797" calcext:value-type="float">
            <text:p>99.6901530343797</text:p>
          </table:table-cell>
          <table:table-cell table:formula="of:=IFERROR(VLOOKUP([.B23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196573" calcext:value-type="float">
            <text:p>16196573</text:p>
          </table:table-cell>
          <table:table-cell office:value-type="date" office:date-value="2022-12-16T10:10:35" calcext:value-type="date">
            <text:p>2022-12-16 10:10:35</text:p>
          </table:table-cell>
          <table:table-cell office:value-type="string" calcext:value-type="string">
            <text:p>0xfa36813154c6190186e08240a9a299fb6aa63bfa157cc4fdea2e63258a4f147c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62e142f218585827436f59997c301f7040396ad4</text:p>
          </table:table-cell>
          <table:table-cell office:value-type="float" office:value="0.30989771027465" calcext:value-type="float">
            <text:p>0.30989771027465</text:p>
          </table:table-cell>
          <table:table-cell table:formula="of:=IFERROR(VLOOKUP([.B24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196573" calcext:value-type="float">
            <text:p>16196573</text:p>
          </table:table-cell>
          <table:table-cell office:value-type="date" office:date-value="2022-12-16T10:10:35" calcext:value-type="date">
            <text:p>2022-12-16 10:10:35</text:p>
          </table:table-cell>
          <table:table-cell office:value-type="string" calcext:value-type="string">
            <text:p>0xfa36813154c6190186e08240a9a299fb6aa63bfa157cc4fdea2e63258a4f147c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24c23932f5edcae171ed1aa45a2c29550b2f915c</text:p>
          </table:table-cell>
          <table:table-cell office:value-type="float" office:value="99.6901022897253" calcext:value-type="float">
            <text:p>99.6901022897253</text:p>
          </table:table-cell>
          <table:table-cell table:formula="of:=IFERROR(VLOOKUP([.B25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196589" calcext:value-type="float">
            <text:p>16196589</text:p>
          </table:table-cell>
          <table:table-cell office:value-type="date" office:date-value="2022-12-16T10:13:47" calcext:value-type="date">
            <text:p>2022-12-16 10:13:47</text:p>
          </table:table-cell>
          <table:table-cell office:value-type="string" calcext:value-type="string">
            <text:p>0x20fdbf884c00c9570cd6aacd1fe5e1d07b4af078c0b4a5036e6155cbb02fd0bc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62e142f218585827436f59997c301f7040396ad4</text:p>
          </table:table-cell>
          <table:table-cell office:value-type="float" office:value="0.3092007669919" calcext:value-type="float">
            <text:p>0.3092007669919</text:p>
          </table:table-cell>
          <table:table-cell table:formula="of:=IFERROR(VLOOKUP([.B26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96589" calcext:value-type="float">
            <text:p>16196589</text:p>
          </table:table-cell>
          <table:table-cell office:value-type="date" office:date-value="2022-12-16T10:13:47" calcext:value-type="date">
            <text:p>2022-12-16 10:13:47</text:p>
          </table:table-cell>
          <table:table-cell office:value-type="string" calcext:value-type="string">
            <text:p>0x20fdbf884c00c9570cd6aacd1fe5e1d07b4af078c0b4a5036e6155cbb02fd0bc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06ebdfe207613b232842622eeea40d2c73db934</text:p>
          </table:table-cell>
          <table:table-cell office:value-type="float" office:value="99.6907992330081" calcext:value-type="float">
            <text:p>99.6907992330081</text:p>
          </table:table-cell>
          <table:table-cell table:formula="of:=IFERROR(VLOOKUP([.B27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196657" calcext:value-type="float">
            <text:p>16196657</text:p>
          </table:table-cell>
          <table:table-cell office:value-type="date" office:date-value="2022-12-16T10:27:35" calcext:value-type="date">
            <text:p>2022-12-16 10:27:35</text:p>
          </table:table-cell>
          <table:table-cell office:value-type="string" calcext:value-type="string">
            <text:p>0x024790f785eae034d9576a9389afaed882bdbdc636914a015def23d77b6abfc7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62e142f218585827436f59997c301f7040396ad4</text:p>
          </table:table-cell>
          <table:table-cell office:value-type="float" office:value="0.3091366944713" calcext:value-type="float">
            <text:p>0.3091366944713</text:p>
          </table:table-cell>
          <table:table-cell table:formula="of:=IFERROR(VLOOKUP([.B28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196657" calcext:value-type="float">
            <text:p>16196657</text:p>
          </table:table-cell>
          <table:table-cell office:value-type="date" office:date-value="2022-12-16T10:27:35" calcext:value-type="date">
            <text:p>2022-12-16 10:27:35</text:p>
          </table:table-cell>
          <table:table-cell office:value-type="string" calcext:value-type="string">
            <text:p>0x024790f785eae034d9576a9389afaed882bdbdc636914a015def23d77b6abfc7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b88b2d374ea9f8398614f5ddcc1193d80a5329d2</text:p>
          </table:table-cell>
          <table:table-cell office:value-type="float" office:value="99.6908633055287" calcext:value-type="float">
            <text:p>99.6908633055287</text:p>
          </table:table-cell>
          <table:table-cell table:formula="of:=IFERROR(VLOOKUP([.B29];block_lut;18;0);0)" office:value-type="float" office:value="0" calcext:value-type="float">
            <text:p>0</text:p>
          </table:table-cell>
          <table:table-cell office:value-type="string" calcext:value-type="string">
            <text:p>Too old, can’t be related</text:p>
          </table:table-cell>
        </table:table-row>
        <table:table-row table:style-name="ro1"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6198241" calcext:value-type="float">
            <text:p>16198241</text:p>
          </table:table-cell>
          <table:table-cell table:style-name="ce30" office:value-type="date" office:date-value="2022-12-16T15:46:11" calcext:value-type="date">
            <text:p>2022-12-16 15:46:11</text:p>
          </table:table-cell>
          <table:table-cell table:style-name="ce27" office:value-type="string" calcext:value-type="string">
            <text:p>0x4d4e4c2306600de707a11c42975c00b73c0e6122c7181205a4e2c568be475be3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0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6198244" calcext:value-type="float">
            <text:p>16198244</text:p>
          </table:table-cell>
          <table:table-cell table:style-name="ce30" office:value-type="date" office:date-value="2022-12-16T15:46:47" calcext:value-type="date">
            <text:p>2022-12-16 15:46:47</text:p>
          </table:table-cell>
          <table:table-cell table:style-name="ce27" office:value-type="string" calcext:value-type="string">
            <text:p>0x09f8b8c8fd49295e94ef7070becfeb2551590ee8282e56fdacf867daf28669aa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1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6198248" calcext:value-type="float">
            <text:p>16198248</text:p>
          </table:table-cell>
          <table:table-cell table:style-name="ce30" office:value-type="date" office:date-value="2022-12-16T15:47:35" calcext:value-type="date">
            <text:p>2022-12-16 15:47:35</text:p>
          </table:table-cell>
          <table:table-cell table:style-name="ce27" office:value-type="string" calcext:value-type="string">
            <text:p>0xb2f1407d84177796d4972353bc254e58234743324acfbdd27160bef624915b94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2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6198251" calcext:value-type="float">
            <text:p>16198251</text:p>
          </table:table-cell>
          <table:table-cell table:style-name="ce30" office:value-type="date" office:date-value="2022-12-16T15:48:11" calcext:value-type="date">
            <text:p>2022-12-16 15:48:11</text:p>
          </table:table-cell>
          <table:table-cell table:style-name="ce27" office:value-type="string" calcext:value-type="string">
            <text:p>0xd78d95a48b77ec4d6af99a270be189fc2a97e3f97933bb0edc4ba6bd3de43fc7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3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6198256" calcext:value-type="float">
            <text:p>16198256</text:p>
          </table:table-cell>
          <table:table-cell table:style-name="ce30" office:value-type="date" office:date-value="2022-12-16T15:49:11" calcext:value-type="date">
            <text:p>2022-12-16 15:49:11</text:p>
          </table:table-cell>
          <table:table-cell table:style-name="ce27" office:value-type="string" calcext:value-type="string">
            <text:p>0xedd772d35a767bf31fe7e98b1e53cd5fabc7779f90b8f3f65dca0c3f17d49df8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4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6198266" calcext:value-type="float">
            <text:p>16198266</text:p>
          </table:table-cell>
          <table:table-cell table:style-name="ce30" office:value-type="date" office:date-value="2022-12-16T15:51:11" calcext:value-type="date">
            <text:p>2022-12-16 15:51:11</text:p>
          </table:table-cell>
          <table:table-cell table:style-name="ce27" office:value-type="string" calcext:value-type="string">
            <text:p>0xaa57ecd83349d83a77432816d406923e6b4d423ef3386dd2d99ca8a95c46df3f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5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6198266" calcext:value-type="float">
            <text:p>16198266</text:p>
          </table:table-cell>
          <table:table-cell table:style-name="ce30" office:value-type="date" office:date-value="2022-12-16T15:51:11" calcext:value-type="date">
            <text:p>2022-12-16 15:51:11</text:p>
          </table:table-cell>
          <table:table-cell table:style-name="ce27" office:value-type="string" calcext:value-type="string">
            <text:p>0x4f372ababf0640591fc4be2eebabafd94316fba3e9950047a9db05e7c0499146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6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6198270" calcext:value-type="float">
            <text:p>16198270</text:p>
          </table:table-cell>
          <table:table-cell table:style-name="ce30" office:value-type="date" office:date-value="2022-12-16T15:51:59" calcext:value-type="date">
            <text:p>2022-12-16 15:51:59</text:p>
          </table:table-cell>
          <table:table-cell table:style-name="ce27" office:value-type="string" calcext:value-type="string">
            <text:p>0xaaae6d3826e309426d31b2228ef52482bf1ee4501e8455029d96400733550a12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7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6198276" calcext:value-type="float">
            <text:p>16198276</text:p>
          </table:table-cell>
          <table:table-cell table:style-name="ce30" office:value-type="date" office:date-value="2022-12-16T15:53:11" calcext:value-type="date">
            <text:p>2022-12-16 15:53:11</text:p>
          </table:table-cell>
          <table:table-cell table:style-name="ce27" office:value-type="string" calcext:value-type="string">
            <text:p>0xe5d5ff7ad219f97ffdaec47a40cdad9e00bcc5c0e0ce2726711e1e5b3718d804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8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6198286" calcext:value-type="float">
            <text:p>16198286</text:p>
          </table:table-cell>
          <table:table-cell table:style-name="ce30" office:value-type="date" office:date-value="2022-12-16T15:55:11" calcext:value-type="date">
            <text:p>2022-12-16 15:55:11</text:p>
          </table:table-cell>
          <table:table-cell table:style-name="ce27" office:value-type="string" calcext:value-type="string">
            <text:p>0x4b03b0aa4b0a777be9714714e20d4a22b911f84865ade3f891201ea9af3b23fa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39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6198515" calcext:value-type="float">
            <text:p>16198515</text:p>
          </table:table-cell>
          <table:table-cell table:style-name="ce30" office:value-type="date" office:date-value="2022-12-16T16:40:59" calcext:value-type="date">
            <text:p>2022-12-16 16:40:59</text:p>
          </table:table-cell>
          <table:table-cell table:style-name="ce27" office:value-type="string" calcext:value-type="string">
            <text:p>0x908d491b1426e2518430f330840f41ff584f7f1b61b92fc027ae703dbd2f4a44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0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6198515" calcext:value-type="float">
            <text:p>16198515</text:p>
          </table:table-cell>
          <table:table-cell table:style-name="ce30" office:value-type="date" office:date-value="2022-12-16T16:40:59" calcext:value-type="date">
            <text:p>2022-12-16 16:40:59</text:p>
          </table:table-cell>
          <table:table-cell table:style-name="ce27" office:value-type="string" calcext:value-type="string">
            <text:p>0x384df4de4590cafeddfcc22f25be9e646df0e31e528ec5650453614c9842574d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1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6198521" calcext:value-type="float">
            <text:p>16198521</text:p>
          </table:table-cell>
          <table:table-cell table:style-name="ce30" office:value-type="date" office:date-value="2022-12-16T16:42:11" calcext:value-type="date">
            <text:p>2022-12-16 16:42:11</text:p>
          </table:table-cell>
          <table:table-cell table:style-name="ce27" office:value-type="string" calcext:value-type="string">
            <text:p>0xb12338e814c7d4f9762c418f2b15685103b545a1a1abc2e73a4ade5aa431a692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2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6198546" calcext:value-type="float">
            <text:p>16198546</text:p>
          </table:table-cell>
          <table:table-cell table:style-name="ce30" office:value-type="date" office:date-value="2022-12-16T16:47:11" calcext:value-type="date">
            <text:p>2022-12-16 16:47:11</text:p>
          </table:table-cell>
          <table:table-cell table:style-name="ce27" office:value-type="string" calcext:value-type="string">
            <text:p>0x940515b9d9b8590158ecc1109d92e458487f4eab18b26243d4b689e4ebec423a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3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6198550" calcext:value-type="float">
            <text:p>16198550</text:p>
          </table:table-cell>
          <table:table-cell table:style-name="ce30" office:value-type="date" office:date-value="2022-12-16T16:47:59" calcext:value-type="date">
            <text:p>2022-12-16 16:47:59</text:p>
          </table:table-cell>
          <table:table-cell table:style-name="ce27" office:value-type="string" calcext:value-type="string">
            <text:p>0x29f211b583dd15beb5397791277105a72e40e583f5e6bbf39fe031e63f6c0c8c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4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6198553" calcext:value-type="float">
            <text:p>16198553</text:p>
          </table:table-cell>
          <table:table-cell table:style-name="ce30" office:value-type="date" office:date-value="2022-12-16T16:48:35" calcext:value-type="date">
            <text:p>2022-12-16 16:48:35</text:p>
          </table:table-cell>
          <table:table-cell table:style-name="ce27" office:value-type="string" calcext:value-type="string">
            <text:p>0xd5f8c6a854dd2c478860e3f4eb2d5986d8e95a04f4e6fb397d05ec859df9c8db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5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6198558" calcext:value-type="float">
            <text:p>16198558</text:p>
          </table:table-cell>
          <table:table-cell table:style-name="ce30" office:value-type="date" office:date-value="2022-12-16T16:49:35" calcext:value-type="date">
            <text:p>2022-12-16 16:49:35</text:p>
          </table:table-cell>
          <table:table-cell table:style-name="ce27" office:value-type="string" calcext:value-type="string">
            <text:p>0x1aed10a066db14c74e7444e39a5693fddb65e7f2bfa0fe9c61bb2ebd4405d60d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6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6198564" calcext:value-type="float">
            <text:p>16198564</text:p>
          </table:table-cell>
          <table:table-cell table:style-name="ce30" office:value-type="date" office:date-value="2022-12-16T16:50:47" calcext:value-type="date">
            <text:p>2022-12-16 16:50:47</text:p>
          </table:table-cell>
          <table:table-cell table:style-name="ce27" office:value-type="string" calcext:value-type="string">
            <text:p>0xe22a0b8f7b7c59f51b01e956b0a3ad232556a727a40cd7762c59fa1af708bb65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7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6198569" calcext:value-type="float">
            <text:p>16198569</text:p>
          </table:table-cell>
          <table:table-cell table:style-name="ce30" office:value-type="date" office:date-value="2022-12-16T16:51:47" calcext:value-type="date">
            <text:p>2022-12-16 16:51:47</text:p>
          </table:table-cell>
          <table:table-cell table:style-name="ce27" office:value-type="string" calcext:value-type="string">
            <text:p>0x210973b3fb30641ce2ade7921ad2a729ece1b9ffecacc81c852180df8f0d4b4a </text:p>
          </table:table-cell>
          <table:table-cell table:style-name="ce27" office:value-type="string" calcext:value-type="string">
            <text:p>call</text:p>
          </table:table-cell>
          <table:table-cell table:style-name="ce27" office:value-type="string" calcext:value-type="string">
            <text:p>Tornado.Cash: Router</text:p>
          </table:table-cell>
          <table:table-cell table:style-name="ce27" office:value-type="string" calcext:value-type="string">
            <text:p>Tornado.Cash: 100 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IFERROR(VLOOKUP([.B48];block_lut;18;0);0)" office:value-type="float" office:value="1" calcext:value-type="float">
            <text:p>1</text:p>
          </table:table-cell>
          <table:table-cell table:style-name="ce27" office:value-type="string" calcext:value-type="string">
            <text:p>Matches BlockNo for 0x7047 call to 100ETH poo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199443" calcext:value-type="float">
            <text:p>16199443</text:p>
          </table:table-cell>
          <table:table-cell office:value-type="date" office:date-value="2022-12-16T19:47:35" calcext:value-type="date">
            <text:p>2022-12-16 19:47:35</text:p>
          </table:table-cell>
          <table:table-cell office:value-type="string" calcext:value-type="string">
            <text:p>0xbd838346cd12d29bc66b94fa0788a9467bafe1cf8b70084bd8a91f323fff63cd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0000208a6cc0299da631c08fe8c2ede435ea83b8</text:p>
          </table:table-cell>
          <table:table-cell office:value-type="float" office:value="0.3198318775599" calcext:value-type="float">
            <text:p>0.3198318775599</text:p>
          </table:table-cell>
          <table:table-cell table:formula="of:=IFERROR(VLOOKUP([.B49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105" calcext:value-type="float">
            <text:p>105</text:p>
          </table:table-cell>
          <table:table-cell table:style-name="ce28" table:formula="of:=IF([.$D49]=[.$D50];[.B49];&quot;&quot;)" office:value-type="float" office:value="16199443" calcext:value-type="float">
            <text:p>16199443</text:p>
          </table:table-cell>
          <table:table-cell table:style-name="ce31" table:formula="of:=IF([.$D49]=[.$D50];[.C49];&quot;&quot;)" office:value-type="date" office:date-value="2022-12-16T19:47:35" calcext:value-type="date">
            <text:p>2022-12-16 19:47:35</text:p>
          </table:table-cell>
          <table:table-cell table:style-name="ce28" office:value-type="string" calcext:value-type="string">
            <text:p>0xbd838346cd12d29bc66b94fa0788a9467bafe1cf8b70084bd8a91f323fff63cd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1c7f132c845c66cf3575fb8e4a8d449927015354</text:p>
          </table:table-cell>
          <table:table-cell table:style-name="ce28" office:value-type="float" office:value="99.6801681224401" calcext:value-type="float">
            <text:p>99.6801681224401</text:p>
          </table:table-cell>
          <table:table-cell table:style-name="ce28" table:formula="of:=IFERROR(VLOOKUP([.B50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199588" calcext:value-type="float">
            <text:p>16199588</text:p>
          </table:table-cell>
          <table:table-cell office:value-type="date" office:date-value="2022-12-16T20:17:23" calcext:value-type="date">
            <text:p>2022-12-16 20:17:23</text:p>
          </table:table-cell>
          <table:table-cell office:value-type="string" calcext:value-type="string">
            <text:p>0xe114759015df9806caa82d0a8417f181a661eeff1697dd1ea6d1a5c791bafe0f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853281b7676dfb66b87e2f26c9cb9d10ce883f37</text:p>
          </table:table-cell>
          <table:table-cell office:value-type="float" office:value="0.3151032919405" calcext:value-type="float">
            <text:p>0.3151032919405</text:p>
          </table:table-cell>
          <table:table-cell table:formula="of:=IFERROR(VLOOKUP([.B51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101" calcext:value-type="float">
            <text:p>101</text:p>
          </table:table-cell>
          <table:table-cell table:style-name="ce28" table:formula="of:=IF([.$D51]=[.$D52];[.B51];&quot;&quot;)" office:value-type="float" office:value="16199588" calcext:value-type="float">
            <text:p>16199588</text:p>
          </table:table-cell>
          <table:table-cell table:style-name="ce31" table:formula="of:=IF([.$D51]=[.$D52];[.C51];&quot;&quot;)" office:value-type="date" office:date-value="2022-12-16T20:17:23" calcext:value-type="date">
            <text:p>2022-12-16 20:17:23</text:p>
          </table:table-cell>
          <table:table-cell table:style-name="ce28" office:value-type="string" calcext:value-type="string">
            <text:p>0xe114759015df9806caa82d0a8417f181a661eeff1697dd1ea6d1a5c791bafe0f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a3437f64e3eb36ed985b32c4844b0b14dc6ae712</text:p>
          </table:table-cell>
          <table:table-cell table:style-name="ce28" office:value-type="float" office:value="99.6848967080595" calcext:value-type="float">
            <text:p>99.6848967080595</text:p>
          </table:table-cell>
          <table:table-cell table:style-name="ce28" table:formula="of:=IFERROR(VLOOKUP([.B52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99653" calcext:value-type="float">
            <text:p>16199653</text:p>
          </table:table-cell>
          <table:table-cell office:value-type="date" office:date-value="2022-12-16T20:30:47" calcext:value-type="date">
            <text:p>2022-12-16 20:30:47</text:p>
          </table:table-cell>
          <table:table-cell office:value-type="string" calcext:value-type="string">
            <text:p>0x550cfeb575b591509b79f4c2b5f423be8abcb7c8202ec56299052003373bcd02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853281b7676dfb66b87e2f26c9cb9d10ce883f37</text:p>
          </table:table-cell>
          <table:table-cell office:value-type="float" office:value="0.3155127855866" calcext:value-type="float">
            <text:p>0.3155127855866</text:p>
          </table:table-cell>
          <table:table-cell table:formula="of:=IFERROR(VLOOKUP([.B53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97" calcext:value-type="float">
            <text:p>97</text:p>
          </table:table-cell>
          <table:table-cell table:style-name="ce28" table:formula="of:=IF([.$D53]=[.$D54];[.B53];&quot;&quot;)" office:value-type="float" office:value="16199653" calcext:value-type="float">
            <text:p>16199653</text:p>
          </table:table-cell>
          <table:table-cell table:style-name="ce31" table:formula="of:=IF([.$D53]=[.$D54];[.C53];&quot;&quot;)" office:value-type="date" office:date-value="2022-12-16T20:30:47" calcext:value-type="date">
            <text:p>2022-12-16 20:30:47</text:p>
          </table:table-cell>
          <table:table-cell table:style-name="ce28" office:value-type="string" calcext:value-type="string">
            <text:p>0x550cfeb575b591509b79f4c2b5f423be8abcb7c8202ec56299052003373bcd02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8a3c2b062308741e7c69943897a1129b2fe89a49</text:p>
          </table:table-cell>
          <table:table-cell table:style-name="ce28" office:value-type="float" office:value="99.6844872144134" calcext:value-type="float">
            <text:p>99.6844872144134</text:p>
          </table:table-cell>
          <table:table-cell table:style-name="ce28" table:formula="of:=IFERROR(VLOOKUP([.B54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6199717" calcext:value-type="float">
            <text:p>16199717</text:p>
          </table:table-cell>
          <table:table-cell office:value-type="date" office:date-value="2022-12-16T20:43:35" calcext:value-type="date">
            <text:p>2022-12-16 20:43:35</text:p>
          </table:table-cell>
          <table:table-cell office:value-type="string" calcext:value-type="string">
            <text:p>0xc041db92bc557a2d0fead9f50794da5c865deecacc329f3899f56b198b56a64a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853281b7676dfb66b87e2f26c9cb9d10ce883f37</text:p>
          </table:table-cell>
          <table:table-cell office:value-type="float" office:value="0.3160056373295" calcext:value-type="float">
            <text:p>0.3160056373295</text:p>
          </table:table-cell>
          <table:table-cell table:formula="of:=IFERROR(VLOOKUP([.B55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93" calcext:value-type="float">
            <text:p>93</text:p>
          </table:table-cell>
          <table:table-cell table:style-name="ce28" table:formula="of:=IF([.$D55]=[.$D56];[.B55];&quot;&quot;)" office:value-type="float" office:value="16199717" calcext:value-type="float">
            <text:p>16199717</text:p>
          </table:table-cell>
          <table:table-cell table:style-name="ce31" table:formula="of:=IF([.$D55]=[.$D56];[.C55];&quot;&quot;)" office:value-type="date" office:date-value="2022-12-16T20:43:35" calcext:value-type="date">
            <text:p>2022-12-16 20:43:35</text:p>
          </table:table-cell>
          <table:table-cell table:style-name="ce28" office:value-type="string" calcext:value-type="string">
            <text:p>0xc041db92bc557a2d0fead9f50794da5c865deecacc329f3899f56b198b56a64a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b6f859791f945bdad4b02f6d01d65741525df6ea</text:p>
          </table:table-cell>
          <table:table-cell table:style-name="ce28" office:value-type="float" office:value="99.6839943626705" calcext:value-type="float">
            <text:p>99.6839943626705</text:p>
          </table:table-cell>
          <table:table-cell table:style-name="ce28" table:formula="of:=IFERROR(VLOOKUP([.B56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199742" calcext:value-type="float">
            <text:p>16199742</text:p>
          </table:table-cell>
          <table:table-cell office:value-type="date" office:date-value="2022-12-16T20:48:35" calcext:value-type="date">
            <text:p>2022-12-16 20:48:35</text:p>
          </table:table-cell>
          <table:table-cell office:value-type="string" calcext:value-type="string">
            <text:p>0x03c2ccd2e8271d1ae6d29587d2bb92e202f13f59298730dc1698603c13936a3c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853281b7676dfb66b87e2f26c9cb9d10ce883f37</text:p>
          </table:table-cell>
          <table:table-cell office:value-type="float" office:value="0.3146010092882" calcext:value-type="float">
            <text:p>0.3146010092882</text:p>
          </table:table-cell>
          <table:table-cell table:formula="of:=IFERROR(VLOOKUP([.B57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89" calcext:value-type="float">
            <text:p>89</text:p>
          </table:table-cell>
          <table:table-cell table:style-name="ce28" table:formula="of:=IF([.$D57]=[.$D58];[.B57];&quot;&quot;)" office:value-type="float" office:value="16199742" calcext:value-type="float">
            <text:p>16199742</text:p>
          </table:table-cell>
          <table:table-cell table:style-name="ce31" table:formula="of:=IF([.$D57]=[.$D58];[.C57];&quot;&quot;)" office:value-type="date" office:date-value="2022-12-16T20:48:35" calcext:value-type="date">
            <text:p>2022-12-16 20:48:35</text:p>
          </table:table-cell>
          <table:table-cell table:style-name="ce28" office:value-type="string" calcext:value-type="string">
            <text:p>0x03c2ccd2e8271d1ae6d29587d2bb92e202f13f59298730dc1698603c13936a3c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bd9e9563ea090d87e036e4a6ed14e9a939cfe4d3</text:p>
          </table:table-cell>
          <table:table-cell table:style-name="ce28" office:value-type="float" office:value="99.6853989907118" calcext:value-type="float">
            <text:p>99.6853989907118</text:p>
          </table:table-cell>
          <table:table-cell table:style-name="ce28" table:formula="of:=IFERROR(VLOOKUP([.B58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199801" calcext:value-type="float">
            <text:p>16199801</text:p>
          </table:table-cell>
          <table:table-cell office:value-type="date" office:date-value="2022-12-16T21:00:23" calcext:value-type="date">
            <text:p>2022-12-16 21:00:23</text:p>
          </table:table-cell>
          <table:table-cell office:value-type="string" calcext:value-type="string">
            <text:p>0x370defd3f5714b95d49edd3d759ef89d4bd3715619806c89d68733af46e9ff4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853281b7676dfb66b87e2f26c9cb9d10ce883f37</text:p>
          </table:table-cell>
          <table:table-cell office:value-type="float" office:value="0.31503491582225" calcext:value-type="float">
            <text:p>0.31503491582225</text:p>
          </table:table-cell>
          <table:table-cell table:formula="of:=IFERROR(VLOOKUP([.B59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85" calcext:value-type="float">
            <text:p>85</text:p>
          </table:table-cell>
          <table:table-cell table:style-name="ce28" table:formula="of:=IF([.$D59]=[.$D60];[.B59];&quot;&quot;)" office:value-type="float" office:value="16199801" calcext:value-type="float">
            <text:p>16199801</text:p>
          </table:table-cell>
          <table:table-cell table:style-name="ce31" table:formula="of:=IF([.$D59]=[.$D60];[.C59];&quot;&quot;)" office:value-type="date" office:date-value="2022-12-16T21:00:23" calcext:value-type="date">
            <text:p>2022-12-16 21:00:23</text:p>
          </table:table-cell>
          <table:table-cell table:style-name="ce28" office:value-type="string" calcext:value-type="string">
            <text:p>0x370defd3f5714b95d49edd3d759ef89d4bd3715619806c89d68733af46e9ff44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3d4dcaab1d8b9eee60a0c39838e640000f3153b1</text:p>
          </table:table-cell>
          <table:table-cell table:style-name="ce28" office:value-type="float" office:value="99.6849650841778" calcext:value-type="float">
            <text:p>99.6849650841778</text:p>
          </table:table-cell>
          <table:table-cell table:style-name="ce28" table:formula="of:=IFERROR(VLOOKUP([.B60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99845" calcext:value-type="float">
            <text:p>16199845</text:p>
          </table:table-cell>
          <table:table-cell office:value-type="date" office:date-value="2022-12-16T21:09:23" calcext:value-type="date">
            <text:p>2022-12-16 21:09:23</text:p>
          </table:table-cell>
          <table:table-cell office:value-type="string" calcext:value-type="string">
            <text:p>0x49c8994bd5786943a98f31052233b5c345c632ba271f1d0e1d8e38cc3ce88330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853281b7676dfb66b87e2f26c9cb9d10ce883f37</text:p>
          </table:table-cell>
          <table:table-cell office:value-type="float" office:value="0.31502866761435" calcext:value-type="float">
            <text:p>0.31502866761435</text:p>
          </table:table-cell>
          <table:table-cell table:formula="of:=IFERROR(VLOOKUP([.B61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81" calcext:value-type="float">
            <text:p>81</text:p>
          </table:table-cell>
          <table:table-cell table:style-name="ce28" table:formula="of:=IF([.$D61]=[.$D62];[.B61];&quot;&quot;)" office:value-type="float" office:value="16199845" calcext:value-type="float">
            <text:p>16199845</text:p>
          </table:table-cell>
          <table:table-cell table:style-name="ce31" table:formula="of:=IF([.$D61]=[.$D62];[.C61];&quot;&quot;)" office:value-type="date" office:date-value="2022-12-16T21:09:23" calcext:value-type="date">
            <text:p>2022-12-16 21:09:23</text:p>
          </table:table-cell>
          <table:table-cell table:style-name="ce28" office:value-type="string" calcext:value-type="string">
            <text:p>0x49c8994bd5786943a98f31052233b5c345c632ba271f1d0e1d8e38cc3ce88330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00aba11ed6a0ac9599a26ba902e3392162c013a8</text:p>
          </table:table-cell>
          <table:table-cell table:style-name="ce28" office:value-type="float" office:value="99.6849713323856" calcext:value-type="float">
            <text:p>99.6849713323856</text:p>
          </table:table-cell>
          <table:table-cell table:style-name="ce28" table:formula="of:=IFERROR(VLOOKUP([.B62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204189" calcext:value-type="float">
            <text:p>16204189</text:p>
          </table:table-cell>
          <table:table-cell office:value-type="date" office:date-value="2022-12-17T11:42:47" calcext:value-type="date">
            <text:p>2022-12-17 11:42:47</text:p>
          </table:table-cell>
          <table:table-cell office:value-type="string" calcext:value-type="string">
            <text:p>0xe22419d1d1fb5fee800073f7f09531a4bdb809aa8aaefb8af37b5910c5a15375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811608180395" calcext:value-type="float">
            <text:p>0.30811608180395</text:p>
          </table:table-cell>
          <table:table-cell table:formula="of:=IFERROR(VLOOKUP([.B63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77" calcext:value-type="float">
            <text:p>77</text:p>
          </table:table-cell>
          <table:table-cell table:style-name="ce28" table:formula="of:=IF([.$D63]=[.$D64];[.B63];&quot;&quot;)" office:value-type="float" office:value="16204189" calcext:value-type="float">
            <text:p>16204189</text:p>
          </table:table-cell>
          <table:table-cell table:style-name="ce31" table:formula="of:=IF([.$D63]=[.$D64];[.C63];&quot;&quot;)" office:value-type="date" office:date-value="2022-12-17T11:42:47" calcext:value-type="date">
            <text:p>2022-12-17 11:42:47</text:p>
          </table:table-cell>
          <table:table-cell table:style-name="ce28" office:value-type="string" calcext:value-type="string">
            <text:p>0xe22419d1d1fb5fee800073f7f09531a4bdb809aa8aaefb8af37b5910c5a15375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f397f2ad6196862eb2f0179dbe440585e41e9f8d</text:p>
          </table:table-cell>
          <table:table-cell table:style-name="ce28" office:value-type="float" office:value="99.6918839181961" calcext:value-type="float">
            <text:p>99.6918839181961</text:p>
          </table:table-cell>
          <table:table-cell table:style-name="ce28" table:formula="of:=IFERROR(VLOOKUP([.B64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205654" calcext:value-type="float">
            <text:p>16205654</text:p>
          </table:table-cell>
          <table:table-cell office:value-type="date" office:date-value="2022-12-17T16:37:11" calcext:value-type="date">
            <text:p>2022-12-17 16:37:11</text:p>
          </table:table-cell>
          <table:table-cell office:value-type="string" calcext:value-type="string">
            <text:p>0x472122911ee7268d329b76b749e82dd270bf3fdd029a28f0a53ed775533abaac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704223633565" calcext:value-type="float">
            <text:p>0.30704223633565</text:p>
          </table:table-cell>
          <table:table-cell table:formula="of:=IFERROR(VLOOKUP([.B65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73" calcext:value-type="float">
            <text:p>73</text:p>
          </table:table-cell>
          <table:table-cell table:style-name="ce28" table:formula="of:=IF([.$D65]=[.$D66];[.B65];&quot;&quot;)" office:value-type="float" office:value="16205654" calcext:value-type="float">
            <text:p>16205654</text:p>
          </table:table-cell>
          <table:table-cell table:style-name="ce31" table:formula="of:=IF([.$D65]=[.$D66];[.C65];&quot;&quot;)" office:value-type="date" office:date-value="2022-12-17T16:37:11" calcext:value-type="date">
            <text:p>2022-12-17 16:37:11</text:p>
          </table:table-cell>
          <table:table-cell table:style-name="ce28" office:value-type="string" calcext:value-type="string">
            <text:p>0x472122911ee7268d329b76b749e82dd270bf3fdd029a28f0a53ed775533abaac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f736e03788c7d153e5412fb893e20b27bf7c642e</text:p>
          </table:table-cell>
          <table:table-cell table:style-name="ce28" office:value-type="float" office:value="99.6929577636644" calcext:value-type="float">
            <text:p>99.6929577636644</text:p>
          </table:table-cell>
          <table:table-cell table:style-name="ce28" table:formula="of:=IFERROR(VLOOKUP([.B66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205667" calcext:value-type="float">
            <text:p>16205667</text:p>
          </table:table-cell>
          <table:table-cell office:value-type="date" office:date-value="2022-12-17T16:39:47" calcext:value-type="date">
            <text:p>2022-12-17 16:39:47</text:p>
          </table:table-cell>
          <table:table-cell office:value-type="string" calcext:value-type="string">
            <text:p>0x44107c825cc12f774ac79032f3300a85b6e54ecdd8870fa7382457b4d184a94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2815" calcext:value-type="float">
            <text:p>0.32815</text:p>
          </table:table-cell>
          <table:table-cell table:formula="of:=IFERROR(VLOOKUP([.B67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69" calcext:value-type="float">
            <text:p>69</text:p>
          </table:table-cell>
          <table:table-cell table:style-name="ce28" table:formula="of:=IF([.$D67]=[.$D68];[.B67];&quot;&quot;)" office:value-type="float" office:value="16205667" calcext:value-type="float">
            <text:p>16205667</text:p>
          </table:table-cell>
          <table:table-cell table:style-name="ce31" table:formula="of:=IF([.$D67]=[.$D68];[.C67];&quot;&quot;)" office:value-type="date" office:date-value="2022-12-17T16:39:47" calcext:value-type="date">
            <text:p>2022-12-17 16:39:47</text:p>
          </table:table-cell>
          <table:table-cell table:style-name="ce28" office:value-type="string" calcext:value-type="string">
            <text:p>0x44107c825cc12f774ac79032f3300a85b6e54ecdd8870fa7382457b4d184a944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293e491374aaa65cd3beb2beb30bafca31b01eaf</text:p>
          </table:table-cell>
          <table:table-cell table:style-name="ce28" office:value-type="float" office:value="99.67185" calcext:value-type="float">
            <text:p>99.67185</text:p>
          </table:table-cell>
          <table:table-cell table:style-name="ce28" table:formula="of:=IFERROR(VLOOKUP([.B68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205719" calcext:value-type="float">
            <text:p>16205719</text:p>
          </table:table-cell>
          <table:table-cell office:value-type="date" office:date-value="2022-12-17T16:50:11" calcext:value-type="date">
            <text:p>2022-12-17 16:50:11</text:p>
          </table:table-cell>
          <table:table-cell office:value-type="string" calcext:value-type="string">
            <text:p>0xd8271d43f842415fdac24c7489411d3e52c191bff3444ec031b661a9d1afc940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69954929901" calcext:value-type="float">
            <text:p>0.3069954929901</text:p>
          </table:table-cell>
          <table:table-cell table:formula="of:=IFERROR(VLOOKUP([.B69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table:style-name="ce28" table:formula="of:=IF([.$D69]=[.$D70];[.B69];&quot;&quot;)" office:value-type="float" office:value="16205719" calcext:value-type="float">
            <text:p>16205719</text:p>
          </table:table-cell>
          <table:table-cell table:style-name="ce31" table:formula="of:=IF([.$D69]=[.$D70];[.C69];&quot;&quot;)" office:value-type="date" office:date-value="2022-12-17T16:50:11" calcext:value-type="date">
            <text:p>2022-12-17 16:50:11</text:p>
          </table:table-cell>
          <table:table-cell table:style-name="ce28" office:value-type="string" calcext:value-type="string">
            <text:p>0xd8271d43f842415fdac24c7489411d3e52c191bff3444ec031b661a9d1afc940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2d2fbb3e29a72283f753ad36e0db7c64d491f51a</text:p>
          </table:table-cell>
          <table:table-cell table:style-name="ce28" office:value-type="float" office:value="99.6930045070099" calcext:value-type="float">
            <text:p>99.6930045070099</text:p>
          </table:table-cell>
          <table:table-cell table:style-name="ce28" table:formula="of:=IFERROR(VLOOKUP([.B70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205724" calcext:value-type="float">
            <text:p>16205724</text:p>
          </table:table-cell>
          <table:table-cell office:value-type="date" office:date-value="2022-12-17T16:51:11" calcext:value-type="date">
            <text:p>2022-12-17 16:51:11</text:p>
          </table:table-cell>
          <table:table-cell office:value-type="string" calcext:value-type="string">
            <text:p>0xe038510064103b410f4d744bb1dc322041ea6e232319669377a165f0a9a0bc7a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725182996165" calcext:value-type="float">
            <text:p>0.30725182996165</text:p>
          </table:table-cell>
          <table:table-cell table:formula="of:=IFERROR(VLOOKUP([.B71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61" calcext:value-type="float">
            <text:p>61</text:p>
          </table:table-cell>
          <table:table-cell table:style-name="ce28" table:formula="of:=IF([.$D71]=[.$D72];[.B71];&quot;&quot;)" office:value-type="float" office:value="16205724" calcext:value-type="float">
            <text:p>16205724</text:p>
          </table:table-cell>
          <table:table-cell table:style-name="ce31" table:formula="of:=IF([.$D71]=[.$D72];[.C71];&quot;&quot;)" office:value-type="date" office:date-value="2022-12-17T16:51:11" calcext:value-type="date">
            <text:p>2022-12-17 16:51:11</text:p>
          </table:table-cell>
          <table:table-cell table:style-name="ce28" office:value-type="string" calcext:value-type="string">
            <text:p>0xe038510064103b410f4d744bb1dc322041ea6e232319669377a165f0a9a0bc7a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47c3266159dc129959e4c44eb90a9dd017c01d57</text:p>
          </table:table-cell>
          <table:table-cell table:style-name="ce28" office:value-type="float" office:value="99.6927481700384" calcext:value-type="float">
            <text:p>99.6927481700384</text:p>
          </table:table-cell>
          <table:table-cell table:style-name="ce28" table:formula="of:=IFERROR(VLOOKUP([.B72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205730" calcext:value-type="float">
            <text:p>16205730</text:p>
          </table:table-cell>
          <table:table-cell office:value-type="date" office:date-value="2022-12-17T16:52:23" calcext:value-type="date">
            <text:p>2022-12-17 16:52:23</text:p>
          </table:table-cell>
          <table:table-cell office:value-type="string" calcext:value-type="string">
            <text:p>0x653cff86339c962431a3648d1ddb0407d121c79f12afff138baa8ce13571a9d2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1044716085865" calcext:value-type="float">
            <text:p>0.31044716085865</text:p>
          </table:table-cell>
          <table:table-cell table:formula="of:=IFERROR(VLOOKUP([.B73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57" calcext:value-type="float">
            <text:p>57</text:p>
          </table:table-cell>
          <table:table-cell table:style-name="ce28" table:formula="of:=IF([.$D73]=[.$D74];[.B73];&quot;&quot;)" office:value-type="float" office:value="16205730" calcext:value-type="float">
            <text:p>16205730</text:p>
          </table:table-cell>
          <table:table-cell table:style-name="ce31" table:formula="of:=IF([.$D73]=[.$D74];[.C73];&quot;&quot;)" office:value-type="date" office:date-value="2022-12-17T16:52:23" calcext:value-type="date">
            <text:p>2022-12-17 16:52:23</text:p>
          </table:table-cell>
          <table:table-cell table:style-name="ce28" office:value-type="string" calcext:value-type="string">
            <text:p>0x653cff86339c962431a3648d1ddb0407d121c79f12afff138baa8ce13571a9d2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6fddebb7fe707431681f6062d1dcd9d1d21fdf22</text:p>
          </table:table-cell>
          <table:table-cell table:style-name="ce28" office:value-type="float" office:value="99.6895528391414" calcext:value-type="float">
            <text:p>99.6895528391414</text:p>
          </table:table-cell>
          <table:table-cell table:style-name="ce28" table:formula="of:=IFERROR(VLOOKUP([.B74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05738" calcext:value-type="float">
            <text:p>16205738</text:p>
          </table:table-cell>
          <table:table-cell office:value-type="date" office:date-value="2022-12-17T16:53:59" calcext:value-type="date">
            <text:p>2022-12-17 16:53:59</text:p>
          </table:table-cell>
          <table:table-cell office:value-type="string" calcext:value-type="string">
            <text:p>0xa88b9138fabcf25fccd6e8381a7381622d8a575b1aaf94b2fc9c75b7d19d1c43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828807168685" calcext:value-type="float">
            <text:p>0.30828807168685</text:p>
          </table:table-cell>
          <table:table-cell table:formula="of:=IFERROR(VLOOKUP([.B75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53" calcext:value-type="float">
            <text:p>53</text:p>
          </table:table-cell>
          <table:table-cell table:style-name="ce28" table:formula="of:=IF([.$D75]=[.$D76];[.B75];&quot;&quot;)" office:value-type="float" office:value="16205738" calcext:value-type="float">
            <text:p>16205738</text:p>
          </table:table-cell>
          <table:table-cell table:style-name="ce31" table:formula="of:=IF([.$D75]=[.$D76];[.C75];&quot;&quot;)" office:value-type="date" office:date-value="2022-12-17T16:53:59" calcext:value-type="date">
            <text:p>2022-12-17 16:53:59</text:p>
          </table:table-cell>
          <table:table-cell table:style-name="ce28" office:value-type="string" calcext:value-type="string">
            <text:p>0xa88b9138fabcf25fccd6e8381a7381622d8a575b1aaf94b2fc9c75b7d19d1c43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7bef2176557eca7c3ceefdb870a12a09ea37f1ea</text:p>
          </table:table-cell>
          <table:table-cell table:style-name="ce28" office:value-type="float" office:value="99.6917119283132" calcext:value-type="float">
            <text:p>99.6917119283132</text:p>
          </table:table-cell>
          <table:table-cell table:style-name="ce28" table:formula="of:=IFERROR(VLOOKUP([.B76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205797" calcext:value-type="float">
            <text:p>16205797</text:p>
          </table:table-cell>
          <table:table-cell office:value-type="date" office:date-value="2022-12-17T17:05:47" calcext:value-type="date">
            <text:p>2022-12-17 17:05:47</text:p>
          </table:table-cell>
          <table:table-cell office:value-type="string" calcext:value-type="string">
            <text:p>0x90a3b7a20f11cb31ec16be13f687e5a1e9598b944dd600df6a618d51092dc66d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813096924575" calcext:value-type="float">
            <text:p>0.30813096924575</text:p>
          </table:table-cell>
          <table:table-cell table:formula="of:=IFERROR(VLOOKUP([.B77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49" calcext:value-type="float">
            <text:p>49</text:p>
          </table:table-cell>
          <table:table-cell table:style-name="ce28" table:formula="of:=IF([.$D77]=[.$D78];[.B77];&quot;&quot;)" office:value-type="float" office:value="16205797" calcext:value-type="float">
            <text:p>16205797</text:p>
          </table:table-cell>
          <table:table-cell table:style-name="ce31" table:formula="of:=IF([.$D77]=[.$D78];[.C77];&quot;&quot;)" office:value-type="date" office:date-value="2022-12-17T17:05:47" calcext:value-type="date">
            <text:p>2022-12-17 17:05:47</text:p>
          </table:table-cell>
          <table:table-cell table:style-name="ce28" office:value-type="string" calcext:value-type="string">
            <text:p>0x90a3b7a20f11cb31ec16be13f687e5a1e9598b944dd600df6a618d51092dc66d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62921680bcdc411c936633b61f48c77b19ed15ca</text:p>
          </table:table-cell>
          <table:table-cell table:style-name="ce28" office:value-type="float" office:value="99.6918690307543" calcext:value-type="float">
            <text:p>99.6918690307543</text:p>
          </table:table-cell>
          <table:table-cell table:style-name="ce28" table:formula="of:=IFERROR(VLOOKUP([.B78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205808" calcext:value-type="float">
            <text:p>16205808</text:p>
          </table:table-cell>
          <table:table-cell office:value-type="date" office:date-value="2022-12-17T17:07:59" calcext:value-type="date">
            <text:p>2022-12-17 17:07:59</text:p>
          </table:table-cell>
          <table:table-cell office:value-type="string" calcext:value-type="string">
            <text:p>0x8b1592d269646d72285e6dffe1898cbd8db090f6b508a6a763e81ca5ea3bad27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80305951571" calcext:value-type="float">
            <text:p>0.3080305951571</text:p>
          </table:table-cell>
          <table:table-cell table:formula="of:=IFERROR(VLOOKUP([.B79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table:style-name="ce28" table:formula="of:=IF([.$D79]=[.$D80];[.B79];&quot;&quot;)" office:value-type="float" office:value="16205808" calcext:value-type="float">
            <text:p>16205808</text:p>
          </table:table-cell>
          <table:table-cell table:style-name="ce31" table:formula="of:=IF([.$D79]=[.$D80];[.C79];&quot;&quot;)" office:value-type="date" office:date-value="2022-12-17T17:07:59" calcext:value-type="date">
            <text:p>2022-12-17 17:07:59</text:p>
          </table:table-cell>
          <table:table-cell table:style-name="ce28" office:value-type="string" calcext:value-type="string">
            <text:p>0x8b1592d269646d72285e6dffe1898cbd8db090f6b508a6a763e81ca5ea3bad27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56f2ae2719d689e7831814aec163b6a71882280f</text:p>
          </table:table-cell>
          <table:table-cell table:style-name="ce28" office:value-type="float" office:value="99.6919694048429" calcext:value-type="float">
            <text:p>99.6919694048429</text:p>
          </table:table-cell>
          <table:table-cell table:style-name="ce28" table:formula="of:=IFERROR(VLOOKUP([.B80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205811" calcext:value-type="float">
            <text:p>16205811</text:p>
          </table:table-cell>
          <table:table-cell office:value-type="date" office:date-value="2022-12-17T17:08:35" calcext:value-type="date">
            <text:p>2022-12-17 17:08:35</text:p>
          </table:table-cell>
          <table:table-cell office:value-type="string" calcext:value-type="string">
            <text:p>0xf02482aef42b85e11434c45a7f2794d25c63ec1a48c3d180fbbd8c8514f4197f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102351599899" calcext:value-type="float">
            <text:p>0.3102351599899</text:p>
          </table:table-cell>
          <table:table-cell table:formula="of:=IFERROR(VLOOKUP([.B81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table-cell table:style-name="ce28" table:formula="of:=IF([.$D81]=[.$D82];[.B81];&quot;&quot;)" office:value-type="float" office:value="16205811" calcext:value-type="float">
            <text:p>16205811</text:p>
          </table:table-cell>
          <table:table-cell table:style-name="ce31" table:formula="of:=IF([.$D81]=[.$D82];[.C81];&quot;&quot;)" office:value-type="date" office:date-value="2022-12-17T17:08:35" calcext:value-type="date">
            <text:p>2022-12-17 17:08:35</text:p>
          </table:table-cell>
          <table:table-cell table:style-name="ce28" office:value-type="string" calcext:value-type="string">
            <text:p>0xf02482aef42b85e11434c45a7f2794d25c63ec1a48c3d180fbbd8c8514f4197f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d877c3e10e6181f22b0ae056ce98484977e93eb2</text:p>
          </table:table-cell>
          <table:table-cell table:style-name="ce28" office:value-type="float" office:value="99.6897648400101" calcext:value-type="float">
            <text:p>99.6897648400101</text:p>
          </table:table-cell>
          <table:table-cell table:style-name="ce28" table:formula="of:=IFERROR(VLOOKUP([.B82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205819" calcext:value-type="float">
            <text:p>16205819</text:p>
          </table:table-cell>
          <table:table-cell office:value-type="date" office:date-value="2022-12-17T17:10:11" calcext:value-type="date">
            <text:p>2022-12-17 17:10:11</text:p>
          </table:table-cell>
          <table:table-cell office:value-type="string" calcext:value-type="string">
            <text:p>0xc7dd44e1e5863f8751f5a2e600eced226518d97a27cc01c8486b0ba0fc20a4e9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892740217425" calcext:value-type="float">
            <text:p>0.30892740217425</text:p>
          </table:table-cell>
          <table:table-cell table:formula="of:=IFERROR(VLOOKUP([.B83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37" calcext:value-type="float">
            <text:p>37</text:p>
          </table:table-cell>
          <table:table-cell table:style-name="ce28" table:formula="of:=IF([.$D83]=[.$D84];[.B83];&quot;&quot;)" office:value-type="float" office:value="16205819" calcext:value-type="float">
            <text:p>16205819</text:p>
          </table:table-cell>
          <table:table-cell table:style-name="ce31" table:formula="of:=IF([.$D83]=[.$D84];[.C83];&quot;&quot;)" office:value-type="date" office:date-value="2022-12-17T17:10:11" calcext:value-type="date">
            <text:p>2022-12-17 17:10:11</text:p>
          </table:table-cell>
          <table:table-cell table:style-name="ce28" office:value-type="string" calcext:value-type="string">
            <text:p>0xc7dd44e1e5863f8751f5a2e600eced226518d97a27cc01c8486b0ba0fc20a4e9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b2f085c9796345eb05863f6cb2cb1e0392e7b78e</text:p>
          </table:table-cell>
          <table:table-cell table:style-name="ce28" office:value-type="float" office:value="99.6910725978258" calcext:value-type="float">
            <text:p>99.6910725978258</text:p>
          </table:table-cell>
          <table:table-cell table:style-name="ce28" table:formula="of:=IFERROR(VLOOKUP([.B84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05822" calcext:value-type="float">
            <text:p>16205822</text:p>
          </table:table-cell>
          <table:table-cell office:value-type="date" office:date-value="2022-12-17T17:10:47" calcext:value-type="date">
            <text:p>2022-12-17 17:10:47</text:p>
          </table:table-cell>
          <table:table-cell office:value-type="string" calcext:value-type="string">
            <text:p>0x5513cd9e172e3cc1554dee42f1bd0d4ac73c9b396d9696aa55fc49658d8743e5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865039289115" calcext:value-type="float">
            <text:p>0.30865039289115</text:p>
          </table:table-cell>
          <table:table-cell table:formula="of:=IFERROR(VLOOKUP([.B85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33" calcext:value-type="float">
            <text:p>33</text:p>
          </table:table-cell>
          <table:table-cell table:style-name="ce28" table:formula="of:=IF([.$D85]=[.$D86];[.B85];&quot;&quot;)" office:value-type="float" office:value="16205822" calcext:value-type="float">
            <text:p>16205822</text:p>
          </table:table-cell>
          <table:table-cell table:style-name="ce31" table:formula="of:=IF([.$D85]=[.$D86];[.C85];&quot;&quot;)" office:value-type="date" office:date-value="2022-12-17T17:10:47" calcext:value-type="date">
            <text:p>2022-12-17 17:10:47</text:p>
          </table:table-cell>
          <table:table-cell table:style-name="ce28" office:value-type="string" calcext:value-type="string">
            <text:p>0x5513cd9e172e3cc1554dee42f1bd0d4ac73c9b396d9696aa55fc49658d8743e5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36d9d744dee105eb07eb7de919c19140ba70609d</text:p>
          </table:table-cell>
          <table:table-cell table:style-name="ce28" office:value-type="float" office:value="99.6913496071089" calcext:value-type="float">
            <text:p>99.6913496071089</text:p>
          </table:table-cell>
          <table:table-cell table:style-name="ce28" table:formula="of:=IFERROR(VLOOKUP([.B86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205830" calcext:value-type="float">
            <text:p>16205830</text:p>
          </table:table-cell>
          <table:table-cell office:value-type="date" office:date-value="2022-12-17T17:12:23" calcext:value-type="date">
            <text:p>2022-12-17 17:12:23</text:p>
          </table:table-cell>
          <table:table-cell office:value-type="string" calcext:value-type="string">
            <text:p>0xb4d20d833806c19928ed73ef673199126130b9872f1d7606a5d9298423cf3ecf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904205472985" calcext:value-type="float">
            <text:p>0.30904205472985</text:p>
          </table:table-cell>
          <table:table-cell table:formula="of:=IFERROR(VLOOKUP([.B87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28" table:formula="of:=IF([.$D87]=[.$D88];[.B87];&quot;&quot;)" office:value-type="float" office:value="16205830" calcext:value-type="float">
            <text:p>16205830</text:p>
          </table:table-cell>
          <table:table-cell table:style-name="ce31" table:formula="of:=IF([.$D87]=[.$D88];[.C87];&quot;&quot;)" office:value-type="date" office:date-value="2022-12-17T17:12:23" calcext:value-type="date">
            <text:p>2022-12-17 17:12:23</text:p>
          </table:table-cell>
          <table:table-cell table:style-name="ce28" office:value-type="string" calcext:value-type="string">
            <text:p>0xb4d20d833806c19928ed73ef673199126130b9872f1d7606a5d9298423cf3ecf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93bf7f61628eb9d7d7b37a92dd9584e97a7ab6c6</text:p>
          </table:table-cell>
          <table:table-cell table:style-name="ce28" office:value-type="float" office:value="99.6909579452702" calcext:value-type="float">
            <text:p>99.6909579452702</text:p>
          </table:table-cell>
          <table:table-cell table:style-name="ce28" table:formula="of:=IFERROR(VLOOKUP([.B88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07184" calcext:value-type="float">
            <text:p>16207184</text:p>
          </table:table-cell>
          <table:table-cell office:value-type="date" office:date-value="2022-12-17T21:44:59" calcext:value-type="date">
            <text:p>2022-12-17 21:44:59</text:p>
          </table:table-cell>
          <table:table-cell office:value-type="string" calcext:value-type="string">
            <text:p>0x185f1114aa5b0ff0301f20218d9d2331654fe5d2d9d7861ba47507fade8fdbc6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89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09420" calcext:value-type="float">
            <text:p>16209420</text:p>
          </table:table-cell>
          <table:table-cell office:value-type="date" office:date-value="2022-12-18T05:15:23" calcext:value-type="date">
            <text:p>2022-12-18 05:15:23</text:p>
          </table:table-cell>
          <table:table-cell office:value-type="string" calcext:value-type="string">
            <text:p>0xdb35f632c71069fe2ab8ea58b02aba1d878d472db1def01ad16485dc2ee6cdb7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90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209426" calcext:value-type="float">
            <text:p>16209426</text:p>
          </table:table-cell>
          <table:table-cell office:value-type="date" office:date-value="2022-12-18T05:16:35" calcext:value-type="date">
            <text:p>2022-12-18 05:16:35</text:p>
          </table:table-cell>
          <table:table-cell office:value-type="string" calcext:value-type="string">
            <text:p>0xae82760bab5dd72c74949c17f36d94f50a4ac0c47d95207164ced38b2f875a27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91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209432" calcext:value-type="float">
            <text:p>16209432</text:p>
          </table:table-cell>
          <table:table-cell office:value-type="date" office:date-value="2022-12-18T05:17:47" calcext:value-type="date">
            <text:p>2022-12-18 05:17:47</text:p>
          </table:table-cell>
          <table:table-cell office:value-type="string" calcext:value-type="string">
            <text:p>0x67e27733edc342fded2984814c8a1dbf4baa963df67a8a73c5c65c5e63222c9b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92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09454" calcext:value-type="float">
            <text:p>16209454</text:p>
          </table:table-cell>
          <table:table-cell office:value-type="date" office:date-value="2022-12-18T05:22:11" calcext:value-type="date">
            <text:p>2022-12-18 05:22:11</text:p>
          </table:table-cell>
          <table:table-cell office:value-type="string" calcext:value-type="string">
            <text:p>0x39190ed049bf9e78add776fafda659195f99c9716269f21f8d9f046c461c30aa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93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212564" calcext:value-type="float">
            <text:p>16212564</text:p>
          </table:table-cell>
          <table:table-cell office:value-type="date" office:date-value="2022-12-18T15:46:35" calcext:value-type="date">
            <text:p>2022-12-18 15:46:35</text:p>
          </table:table-cell>
          <table:table-cell office:value-type="string" calcext:value-type="string">
            <text:p>0x7f2a38e1a0b1fb697f4d08238ff9e2e0330c52386ed95da57b60a5245882bd21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94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12823" calcext:value-type="float">
            <text:p>16212823</text:p>
          </table:table-cell>
          <table:table-cell office:value-type="date" office:date-value="2022-12-18T16:38:23" calcext:value-type="date">
            <text:p>2022-12-18 16:38:23</text:p>
          </table:table-cell>
          <table:table-cell office:value-type="string" calcext:value-type="string">
            <text:p>0xc9aa77b869cda02c23bf8e299f522f0a1ff90ddcd8c88a901de705931e0e06d4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0x12d92fed171f16b3a05acb1542b40648e7ced384</text:p>
          </table:table-cell>
          <table:table-cell office:value-type="float" office:value="0.30682127617975" calcext:value-type="float">
            <text:p>0.30682127617975</text:p>
          </table:table-cell>
          <table:table-cell table:formula="of:=IFERROR(VLOOKUP([.B95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212823" calcext:value-type="float">
            <text:p>16212823</text:p>
          </table:table-cell>
          <table:table-cell table:style-name="ce31" office:value-type="date" office:date-value="2022-12-18T16:38:23" calcext:value-type="date">
            <text:p>2022-12-18 16:38:23</text:p>
          </table:table-cell>
          <table:table-cell table:style-name="ce28" office:value-type="string" calcext:value-type="string">
            <text:p>0xc9aa77b869cda02c23bf8e299f522f0a1ff90ddcd8c88a901de705931e0e06d4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02ca1b2c5e9817c83e2c9ad1e0d75c5e8d9b29d1</text:p>
          </table:table-cell>
          <table:table-cell table:style-name="ce28" office:value-type="float" office:value="99.6931787238202" calcext:value-type="float">
            <text:p>99.6931787238202</text:p>
          </table:table-cell>
          <table:table-cell table:style-name="ce28" table:formula="of:=IFERROR(VLOOKUP([.B96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18080" calcext:value-type="float">
            <text:p>16218080</text:p>
          </table:table-cell>
          <table:table-cell office:value-type="date" office:date-value="2022-12-19T10:15:35" calcext:value-type="date">
            <text:p>2022-12-19 10:15:35</text:p>
          </table:table-cell>
          <table:table-cell office:value-type="string" calcext:value-type="string">
            <text:p>0x17956da3a36ac358b3452b6c06509b93eade84b49f8a47cc027dd392fd93a241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Router</text:p>
          </table:table-cell>
          <table:table-cell office:value-type="string" calcext:value-type="string">
            <text:p>Tornado.Cash: 100 ETH</text:p>
          </table:table-cell>
          <table:table-cell office:value-type="float" office:value="100" calcext:value-type="float">
            <text:p>100</text:p>
          </table:table-cell>
          <table:table-cell table:formula="of:=IFERROR(VLOOKUP([.B97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18101" calcext:value-type="float">
            <text:p>16218101</text:p>
          </table:table-cell>
          <table:table-cell office:value-type="date" office:date-value="2022-12-19T10:19:47" calcext:value-type="date">
            <text:p>2022-12-19 10:19:47</text:p>
          </table:table-cell>
          <table:table-cell office:value-type="string" calcext:value-type="string">
            <text:p>0x19bb073313ac8ba20f5cd907c4fbe78c33aaf5a529ec3f30c41e51993c985c1b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75270968146" calcext:value-type="float">
            <text:p>0.3875270968146</text:p>
          </table:table-cell>
          <table:table-cell table:formula="of:=IFERROR(VLOOKUP([.B98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6218101" calcext:value-type="float">
            <text:p>16218101</text:p>
          </table:table-cell>
          <table:table-cell table:style-name="ce31" office:value-type="date" office:date-value="2022-12-19T10:19:47" calcext:value-type="date">
            <text:p>2022-12-19 10:19:47</text:p>
          </table:table-cell>
          <table:table-cell table:style-name="ce28" office:value-type="string" calcext:value-type="string">
            <text:p>0x19bb073313ac8ba20f5cd907c4fbe78c33aaf5a529ec3f30c41e51993c985c1b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052034c575697253470ed432463871fa79fcc8fa</text:p>
          </table:table-cell>
          <table:table-cell table:style-name="ce28" office:value-type="float" office:value="99.6124729031854" calcext:value-type="float">
            <text:p>99.6124729031854</text:p>
          </table:table-cell>
          <table:table-cell table:style-name="ce28" table:formula="of:=IFERROR(VLOOKUP([.B99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18121" calcext:value-type="float">
            <text:p>16218121</text:p>
          </table:table-cell>
          <table:table-cell office:value-type="date" office:date-value="2022-12-19T10:23:59" calcext:value-type="date">
            <text:p>2022-12-19 10:23:59</text:p>
          </table:table-cell>
          <table:table-cell office:value-type="string" calcext:value-type="string">
            <text:p>0xca191de1a1b2e2b1207e9516fdafc3f938c3fa166eef90f2a3f4ddb60b404d32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ornado.Cash: 100 ETH</text:p>
          </table:table-cell>
          <table:table-cell office:value-type="string" calcext:value-type="string">
            <text:p>ENS Name em3tornado.eth</text:p>
          </table:table-cell>
          <table:table-cell office:value-type="float" office:value="0.38771751235035" calcext:value-type="float">
            <text:p>0.38771751235035</text:p>
          </table:table-cell>
          <table:table-cell table:formula="of:=IFERROR(VLOOKUP([.B100];block_lut;18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218121" calcext:value-type="float">
            <text:p>16218121</text:p>
          </table:table-cell>
          <table:table-cell table:style-name="ce31" office:value-type="date" office:date-value="2022-12-19T10:23:59" calcext:value-type="date">
            <text:p>2022-12-19 10:23:59</text:p>
          </table:table-cell>
          <table:table-cell table:style-name="ce28" office:value-type="string" calcext:value-type="string">
            <text:p>0xca191de1a1b2e2b1207e9516fdafc3f938c3fa166eef90f2a3f4ddb60b404d32 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Tornado.Cash: 100 ETH</text:p>
          </table:table-cell>
          <table:table-cell table:style-name="ce28" office:value-type="string" calcext:value-type="string">
            <text:p>0xa1e549cfcaba148005f43aebcf0e1cf07caca02c</text:p>
          </table:table-cell>
          <table:table-cell table:style-name="ce28" office:value-type="float" office:value="99.6122824876496" calcext:value-type="float">
            <text:p>99.6122824876496</text:p>
          </table:table-cell>
          <table:table-cell table:style-name="ce28" table:formula="of:=IFERROR(VLOOKUP([.B101];block_lut;18;0);0)" office:value-type="float" office:value="0" calcext:value-type="float">
            <text:p>0</text:p>
          </table:table-cell>
          <table:table-cell table:style-name="ce28" office:value-type="string" calcext:value-type="string">
            <text:p>possible match for internal address</text:p>
          </table:table-cell>
        </table:table-row>
      </table:table>
      <table:table table:name="10ETH" table:style-name="ta1">
        <table:table-column table:style-name="co18" table:default-cell-style-name="Default"/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INCOMPLETE</text:p>
          </table:table-cell>
        </table:table-row>
      </table:table>
      <table:table table:name="1ETH" table:style-name="ta1">
        <table:table-column table:style-name="co18" table:default-cell-style-name="Default"/>
        <table:table-row table:style-name="ro1">
          <table:table-cell office:value-type="string" calcext:value-type="string">
            <text:p>WILL NOT DO – 1 ETH in a 1 ETH pool will be hard to identify.</text:p>
          </table:table-cell>
        </table:table-row>
      </table:table>
      <table:named-expressions/>
      <table:database-ranges>
        <table:database-range table:name="address_lut" table:target-range-address="'TC Address Lookup'.A1:'TC Address Lookup'.B8"/>
        <table:database-range table:name="block_lut" table:target-range-address="'EXPLOITER ETH HISTORY 0x7047'.B1:'EXPLOITER ETH HISTORY 0x7047'.S89" table:on-update-keep-styles="true" table:on-update-keep-size="false"/>
        <table:database-range table:name="__Anonymous_Sheet_DB__0" table:target-range-address="'EXPLOITER ETH HISTORY 0x7047'.A1:'EXPLOITER ETH HISTORY 0x7047'.S89" table:display-filter-buttons="true"/>
        <table:database-range table:name="__Anonymous_Sheet_DB__2" table:target-range-address="'TC Address Lookup'.A1:'TC Address Lookup'.B8" table:display-filter-buttons="true"/>
        <table:database-range table:name="__Anonymous_Sheet_DB__3" table:target-range-address="100ETH.A1:100ETH.J101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ornado Cash Interactions - Pivot'.A1:'Tornado Cash Interactions - Pivot'.D8" table:buttons="'Tornado Cash Interactions - Pivot'.A2 'Tornado Cash Interactions - Pivot'.B2 'Tornado Cash Interactions - Pivot'.C1" table:show-filter-button="false" table:drill-down-on-double-click="false">
          <table:source-cell-range table:cell-range-address="'EXPLOITER ETH HISTORY 0x7047'.A1:'EXPLOITER ETH HISTORY 0x7047'.R8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bel" table:orientation="row" table:used-hierarchy="0" table:function="auto">
            <table:data-pilot-level table:show-empty="false" calcext:repeat-item-labels="false">
              <table:data-pilot-members>
                <table:data-pilot-member table:name="Router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_OUT(ETH)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5" table:display="true" table:show-details="true"/>
                <table:data-pilot-member table:name="1" table:display="true" table:show-details="true"/>
                <table:data-pilot-member table:name="1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_OUT(ETH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5" table:display="true" table:show-details="true"/>
                <table:data-pilot-member table:name="1" table:display="true" table:show-details="true"/>
                <table:data-pilot-member table:name="1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_OUT(ETH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1T11:55:01.622035959</dc:date>
    <meta:editing-duration>PT14H46M15S</meta:editing-duration>
    <meta:editing-cycles>9</meta:editing-cycles>
    <meta:generator>LibreOffice/7.3.6.2$Linux_X86_64 LibreOffice_project/30$Build-2</meta:generator>
    <meta:document-statistic meta:table-count="6" meta:cell-count="2450" meta:object-count="0"/>
  </office:meta>
</office:document-meta>
</file>